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29.0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7.39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4.6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5" style:family="table-cell" style:parent-style-name="Default" style:data-style-name="N4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1" style:family="table-cell" style:parent-style-name="Default" style:data-style-name="N118">
      <style:table-cell-properties fo:background-color="#ffffff" style:diagonal-bl-tr="none" style:diagonal-tl-br="none" fo:border="0.06pt solid #000000" style:rotation-align="none"/>
      <style:text-properties fo:color="#000000" style:font-name="Trebuchet MS" fo:font-size="11pt" style:font-size-asian="11pt" style:font-size-complex="11pt"/>
    </style:style>
    <style:style style:name="ce2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8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30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31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3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4"/>
        <table:table-column table:style-name="co10" table:default-cell-style-name="ce18"/>
        <table:table-column table:style-name="co11" table:default-cell-style-name="ce20"/>
        <table:table-column table:style-name="co12" table:default-cell-style-name="ce3"/>
        <table:table-column table:style-name="co13" table:default-cell-style-name="ce3"/>
        <table:table-column table:style-name="co14" table:default-cell-style-name="ce26"/>
        <table:table-column table:style-name="co15" table:default-cell-style-name="ce27"/>
        <table:table-column table:style-name="co16" table:number-columns-repeated="3" table:default-cell-style-name="ce3"/>
        <table:table-column table:style-name="co17" table:default-cell-style-name="ce29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4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1" office:value-type="string" calcext:value-type="string">
            <text:p>Pays/Région</text:p>
          </table:table-cell>
          <table:table-cell table:style-name="ce13" office:value-type="string" calcext:value-type="string">
            <text:p>Quantité</text:p>
          </table:table-cell>
          <table:table-cell table:style-name="ce16" office:value-type="string" calcext:value-type="string">
            <text:p>Unité de poids / quantité</text:p>
          </table:table-cell>
          <table:table-cell table:style-name="ce19" office:value-type="string" calcext:value-type="string">
            <text:p>Prix unitaire / unité de compte Lt</text:p>
          </table:table-cell>
          <table:table-cell table:style-name="ce22" office:value-type="string" calcext:value-type="string">
            <text:p>Prix unitaire / unité de compte Sous</text:p>
          </table:table-cell>
          <table:table-cell table:style-name="ce22" office:value-type="string" calcext:value-type="string">
            <text:p>Prix unitaire / unité de compte Deniers</text:p>
          </table:table-cell>
          <table:table-cell table:style-name="ce24" office:value-type="string" calcext:value-type="string">
            <text:p>Prix unitaire en décimale de Lt</text:p>
          </table:table-cell>
          <table:table-cell table:style-name="ce22" office:value-type="string" calcext:value-type="string">
            <text:p>Valeur en livres tournois</text:p>
          </table:table-cell>
          <table:table-cell table:style-name="ce22" office:value-type="string" calcext:value-type="string">
            <text:p>valeur en sous</text:p>
          </table:table-cell>
          <table:table-cell table:style-name="ce22" office:value-type="string" calcext:value-type="string">
            <text:p>valeur en denier</text:p>
          </table:table-cell>
          <table:table-cell table:style-name="ce22" office:value-type="string" calcext:value-type="string">
            <text:p>Valeur en décimale de livre tournois</text:p>
          </table:table-cell>
          <table:table-cell table:style-name="ce28" office:value-type="string" calcext:value-type="string">
            <text:p>Valeur calculée</text:p>
          </table:table-cell>
          <table:table-cell table:style-name="ce30" office:value-type="string" calcext:value-type="string">
            <text:p>Différence</text:p>
          </table:table-cell>
          <table:table-cell table:style-name="ce31" office:value-type="string" calcext:value-type="string">
            <text:p>Remarques</text:p>
          </table:table-cell>
          <table:table-cell table:style-name="ce33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500" calcext:value-type="float">
            <text:p>500,00</text:p>
          </table:table-cell>
          <table:table-cell table:style-name="ce17"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5" table:formula="of:=[.N2]+([.M2]/20)+([.N2]/240)" office:value-type="float" office:value="0.2" calcext:value-type="float">
            <text:p>0,2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100" calcext:value-type="float">
            <text:p>100,0000</text:p>
          </table:table-cell>
          <table:table-cell table:formula="of:=[.S2]-[.T2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bajanne tann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5" table:formula="of:=[.N3]+([.M3]/20)+([.N3]/240)" office:value-type="float" office:value="0.35" calcext:value-type="float">
            <text:p>0,35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5.6" calcext:value-type="float">
            <text:p>5,6000</text:p>
          </table:table-cell>
          <table:table-cell table:formula="of:=[.S3]-[.T3]" office:value-type="float" office:value="-5.6" calcext:value-type="float">
            <text:p>-5,6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5" table:formula="of:=[.L4]+([.M4]/20)+([.N4]/240)" office:value-type="float" office:value="0.35" calcext:value-type="float">
            <text:p>0,35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560" calcext:value-type="float">
            <text:p>560,0000</text:p>
          </table:table-cell>
          <table:table-cell table:formula="of:=[.S4]-[.T4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iscui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5" table:formula="of:=[.L5]+([.M5]/20)+([.N5]/240)" office:value-type="float" office:value="0.2" calcext:value-type="float">
            <text:p>0,2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300" calcext:value-type="float">
            <text:p>300,0000</text:p>
          </table:table-cell>
          <table:table-cell table:formula="of:=[.S5]-[.T5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5" table:formula="of:=[.L6]+([.M6]/20)+([.N6]/240)" office:value-type="float" office:value="0.95" calcext:value-type="float">
            <text:p>0,9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85.5" calcext:value-type="float">
            <text:p>85,5000</text:p>
          </table:table-cell>
          <table:table-cell table:formula="of:=[.S6]-[.T6]" office:value-type="float" office:value="-85.5" calcext:value-type="float">
            <text:p>-85,5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211" calcext:value-type="float">
            <text:p>21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5" table:formula="of:=[.L7]+([.M7]/20)+([.N7]/240)" office:value-type="float" office:value="1" calcext:value-type="float">
            <text:p>1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211" calcext:value-type="float">
            <text:p>211,0000</text:p>
          </table:table-cell>
          <table:table-cell table:formula="of:=[.S7]-[.T7]" office:value-type="float" office:value="-211" calcext:value-type="float">
            <text:p>-211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5" table:formula="of:=[.L8]+([.M8]/20)+([.N8]/240)" office:value-type="float" office:value="0.5" calcext:value-type="float">
            <text:p>0,5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70" calcext:value-type="float">
            <text:p>70,0000</text:p>
          </table:table-cell>
          <table:table-cell table:formula="of:=[.S8]-[.T8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9]+([.M9]/20)+([.N9]/240)" office:value-type="float" office:value="12" calcext:value-type="float">
            <text:p>12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12" calcext:value-type="float">
            <text:p>12,0000</text:p>
          </table:table-cell>
          <table:table-cell table:formula="of:=[.S9]-[.T9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5" table:formula="of:=[.L10]+([.M10]/20)+([.N10]/240)" office:value-type="float" office:value="0.3" calcext:value-type="float">
            <text:p>0,3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90" calcext:value-type="float">
            <text:p>90,0000</text:p>
          </table:table-cell>
          <table:table-cell table:formula="of:=[.S10]-[.T10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331.5" calcext:value-type="float">
            <text:p>1 331,5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5" table:formula="of:=[.L11]+([.M11]/20)+([.N11]/240)" office:value-type="float" office:value="2.4" calcext:value-type="float">
            <text:p>2,4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3195.6" calcext:value-type="float">
            <text:p>3 195,6000</text:p>
          </table:table-cell>
          <table:table-cell table:formula="of:=[.S11]-[.T11]" office:value-type="float" office:value="-3195.6" calcext:value-type="float">
            <text:p>-3195,6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quart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5" table:formula="of:=[.L12]+([.M12]/20)+([.N12]/240)" office:value-type="float" office:value="30" calcext:value-type="float">
            <text:p>30,0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240" calcext:value-type="float">
            <text:p>240,0000</text:p>
          </table:table-cell>
          <table:table-cell table:formula="of:=[.S12]-[.T12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5" table:formula="of:=[.L13]+([.M13]/20)+([.N13]/240)" office:value-type="float" office:value="0.15" calcext:value-type="float">
            <text:p>0,1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165" calcext:value-type="float">
            <text:p>165,0000</text:p>
          </table:table-cell>
          <table:table-cell table:formula="of:=[.S13]-[.T13]" office:value-type="float" office:value="-165" calcext:value-type="float">
            <text:p>-165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2200" calcext:value-type="float">
            <text:p>2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14]+([.M14]/20)+([.N14]/240)" office:value-type="float" office:value="0.25" calcext:value-type="float">
            <text:p>0,25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550" calcext:value-type="float">
            <text:p>550,0000</text:p>
          </table:table-cell>
          <table:table-cell table:formula="of:=[.S14]-[.T14]" office:value-type="float" office:value="-550" calcext:value-type="float">
            <text:p>-55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5" table:formula="of:=[.L15]+([.M15]/20)+([.N15]/240)" office:value-type="float" office:value="0.3" calcext:value-type="float">
            <text:p>0,3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165" calcext:value-type="float">
            <text:p>165,0000</text:p>
          </table:table-cell>
          <table:table-cell table:formula="of:=[.S15]-[.T15]" office:value-type="float" office:value="-165" calcext:value-type="float">
            <text:p>-165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table:number-columns-repeated="5"/>
          <table:table-cell table:style-name="ce25" table:formula="of:=[.L16]+([.M16]/20)+([.N16]/240)" office:value-type="float" office:value="0" calcext:value-type="float">
            <text:p>0,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P16]+0.05*[.Q16]+[.R16]/240" office:value-type="float" office:value="60" calcext:value-type="float">
            <text:p>60</text:p>
          </table:table-cell>
          <table:table-cell table:formula="of:=[.J16]*[.O16]" office:value-type="float" office:value="0" calcext:value-type="float">
            <text:p>0,0000</text:p>
          </table:table-cell>
          <table:table-cell table:formula="of:=[.S16]-[.T16]" office:value-type="float" office:value="60" calcext:value-type="float">
            <text:p>60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ans de pea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5" table:formula="of:=[.L17]+([.M17]/20)+([.N17]/240)" office:value-type="float" office:value="3.6" calcext:value-type="float">
            <text:p>3,6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36" calcext:value-type="float">
            <text:p>36,0000</text:p>
          </table:table-cell>
          <table:table-cell table:formula="of:=[.S17]-[.T17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5" table:formula="of:=[.L18]+([.M18]/20)+([.N18]/240)" office:value-type="float" office:value="22" calcext:value-type="float">
            <text:p>22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22" calcext:value-type="float">
            <text:p>22,0000</text:p>
          </table:table-cell>
          <table:table-cell table:formula="of:=[.S18]-[.T18]" office:value-type="float" office:value="-22" calcext:value-type="float">
            <text:p>-22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19]+([.M19]/20)+([.N19]/240)" office:value-type="float" office:value="0.25" calcext:value-type="float">
            <text:p>0,25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25" calcext:value-type="float">
            <text:p>25,0000</text:p>
          </table:table-cell>
          <table:table-cell table:formula="of:=[.S19]-[.T19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5" table:formula="of:=[.L20]+([.M20]/20)+([.N20]/240)" office:value-type="float" office:value="1.4" calcext:value-type="float">
            <text:p>1,4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140" calcext:value-type="float">
            <text:p>140,0000</text:p>
          </table:table-cell>
          <table:table-cell table:formula="of:=[.S20]-[.T20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210" calcext:value-type="float">
            <text:p>21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5" table:formula="of:=[.L21]+([.M21]/20)+([.N21]/240)" office:value-type="float" office:value="2.5" calcext:value-type="float">
            <text:p>2,5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525" calcext:value-type="float">
            <text:p>525,0000</text:p>
          </table:table-cell>
          <table:table-cell table:formula="of:=[.S21]-[.T21]" office:value-type="float" office:value="-525" calcext:value-type="float">
            <text:p>-52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22]+([.M22]/20)+([.N22]/240)" office:value-type="float" office:value="0.25" calcext:value-type="float">
            <text:p>0,25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375" calcext:value-type="float">
            <text:p>375,0000</text:p>
          </table:table-cell>
          <table:table-cell table:formula="of:=[.S22]-[.T22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table:number-columns-repeated="5"/>
          <table:table-cell table:style-name="ce25" table:formula="of:=[.L23]+([.M23]/20)+([.N23]/240)" office:value-type="float" office:value="0" calcext:value-type="float">
            <text:p>0,0000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[.P23]+0.05*[.Q23]+[.R23]/240" office:value-type="float" office:value="208" calcext:value-type="float">
            <text:p>208</text:p>
          </table:table-cell>
          <table:table-cell table:formula="of:=[.J23]*[.O23]" office:value-type="float" office:value="0" calcext:value-type="float">
            <text:p>0,0000</text:p>
          </table:table-cell>
          <table:table-cell table:formula="of:=[.S23]-[.T23]" office:value-type="float" office:value="208" calcext:value-type="float">
            <text:p>208</text:p>
          </table:table-cell>
          <table:table-cell office:value-type="string" calcext:value-type="string">
            <text:p>valeur de 208 L</text:p>
          </table:table-cell>
          <table:table-cell table:number-columns-repeated="100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4700" calcext:value-type="float">
            <text:p>4 70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5" table:formula="of:=[.L24]+([.M24]/20)+([.N24]/240)" office:value-type="float" office:value="0.1" calcext:value-type="float">
            <text:p>0,1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470" calcext:value-type="float">
            <text:p>470,0000</text:p>
          </table:table-cell>
          <table:table-cell table:formula="of:=[.S24]-[.T24]" office:value-type="float" office:value="-470" calcext:value-type="float">
            <text:p>-470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5" table:formula="of:=[.L25]+([.M25]/20)+([.N25]/240)" office:value-type="float" office:value="6" calcext:value-type="float">
            <text:p>6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080" calcext:value-type="float">
            <text:p>1 080,0000</text:p>
          </table:table-cell>
          <table:table-cell table:formula="of:=[.S25]-[.T25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oisseaux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5" table:formula="of:=[.L26]+([.M26]/20)+([.N26]/240)" office:value-type="float" office:value="7" calcext:value-type="float">
            <text:p>7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210" calcext:value-type="float">
            <text:p>210,0000</text:p>
          </table:table-cell>
          <table:table-cell table:formula="of:=[.S26]-[.T26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5" table:formula="of:=[.L27]+([.M27]/20)+([.N27]/240)" office:value-type="float" office:value="1.2" calcext:value-type="float">
            <text:p>1,2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36" calcext:value-type="float">
            <text:p>36,0000</text:p>
          </table:table-cell>
          <table:table-cell table:formula="of:=[.S27]-[.T27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5" table:formula="of:=[.L28]+([.M28]/20)+([.N28]/240)" office:value-type="float" office:value="5" calcext:value-type="float">
            <text:p>5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450" calcext:value-type="float">
            <text:p>450,0000</text:p>
          </table:table-cell>
          <table:table-cell table:formula="of:=[.S28]-[.T28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5" table:formula="of:=[.L29]+([.M29]/20)+([.N29]/240)" office:value-type="float" office:value="20" calcext:value-type="float">
            <text:p>20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20" calcext:value-type="float">
            <text:p>20,0000</text:p>
          </table:table-cell>
          <table:table-cell table:formula="of:=[.S29]-[.T29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en nombre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style-name="ce25" table:formula="of:=[.L30]+([.M30]/20)+([.N30]/240)" office:value-type="float" office:value="0.006" calcext:value-type="float">
            <text:p>0,006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6" calcext:value-type="float">
            <text:p>6,0000</text:p>
          </table:table-cell>
          <table:table-cell table:formula="of:=[.S30]-[.T30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table:number-columns-repeated="5"/>
          <table:table-cell table:style-name="ce25" table:formula="of:=[.L31]+([.M31]/20)+([.N31]/240)" office:value-type="float" office:value="0" calcext:value-type="float">
            <text:p>0,0000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[.P31]+0.05*[.Q31]+[.R31]/240" office:value-type="float" office:value="230" calcext:value-type="float">
            <text:p>230</text:p>
          </table:table-cell>
          <table:table-cell table:formula="of:=[.J31]*[.O31]" office:value-type="float" office:value="0" calcext:value-type="float">
            <text:p>0,0000</text:p>
          </table:table-cell>
          <table:table-cell table:formula="of:=[.S31]-[.T31]" office:value-type="float" office:value="230" calcext:value-type="float">
            <text:p>230</text:p>
          </table:table-cell>
          <table:table-cell office:value-type="string" calcext:value-type="string">
            <text:p>valeur de 230 L</text:p>
          </table:table-cell>
          <table:table-cell table:number-columns-repeated="100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iamoi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642" calcext:value-type="float">
            <text:p>64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5" table:formula="of:=[.L32]+([.M32]/20)+([.N32]/240)" office:value-type="float" office:value="2.5" calcext:value-type="float">
            <text:p>2,5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1605" calcext:value-type="float">
            <text:p>1 605,0000</text:p>
          </table:table-cell>
          <table:table-cell table:formula="of:=[.S32]-[.T32]" office:value-type="float" office:value="-1605" calcext:value-type="float">
            <text:p>-1605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33900" calcext:value-type="float">
            <text:p>33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5" table:formula="of:=[.L33]+([.M33]/20)+([.N33]/240)" office:value-type="float" office:value="0.5625" calcext:value-type="float">
            <text:p>0,5625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19068.75" calcext:value-type="float">
            <text:p>19 068,7500</text:p>
          </table:table-cell>
          <table:table-cell table:formula="of:=[.S33]-[.T33]" office:value-type="float" office:value="-19068.75" calcext:value-type="float">
            <text:p>-19068,75</text:p>
          </table:table-cell>
          <table:table-cell office:value-type="string" calcext:value-type="string">
            <text:p>56 L % 11 S 3 d</text:p>
          </table:table-cell>
          <table:table-cell table:number-columns-repeated="100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47095" calcext:value-type="float">
            <text:p>47 095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5" table:formula="of:=[.L34]+([.M34]/20)+([.N34]/240)" office:value-type="float" office:value="3.75" calcext:value-type="float">
            <text:p>3,75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76606.25" calcext:value-type="float">
            <text:p>176 606,2500</text:p>
          </table:table-cell>
          <table:table-cell table:formula="of:=[.S34]-[.T34]" office:value-type="float" office:value="-176606.25" calcext:value-type="float">
            <text:p>-176606,25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aun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5" table:formula="of:=[.L35]+([.M35]/20)+([.N35]/240)" office:value-type="float" office:value="9" calcext:value-type="float">
            <text:p>9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540" calcext:value-type="float">
            <text:p>540,0000</text:p>
          </table:table-cell>
          <table:table-cell table:formula="of:=[.S35]-[.T35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74" calcext:value-type="float">
            <text:p>17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5" table:formula="of:=[.L36]+([.M36]/20)+([.N36]/240)" office:value-type="float" office:value="2" calcext:value-type="float">
            <text:p>2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348" calcext:value-type="float">
            <text:p>348,0000</text:p>
          </table:table-cell>
          <table:table-cell table:formula="of:=[.S36]-[.T36]" office:value-type="float" office:value="-348" calcext:value-type="float">
            <text:p>-348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729" calcext:value-type="float">
            <text:p>1 729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L37]+([.M37]/20)+([.N37]/240)" office:value-type="float" office:value="4.5" calcext:value-type="float">
            <text:p>4,5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7780.5" calcext:value-type="float">
            <text:p>7 780,5000</text:p>
          </table:table-cell>
          <table:table-cell table:formula="of:=[.S37]-[.T37]" office:value-type="float" office:value="-7780.5" calcext:value-type="float">
            <text:p>-7780,5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table:number-columns-repeated="5"/>
          <table:table-cell table:style-name="ce25" table:formula="of:=[.L38]+([.M38]/20)+([.N38]/240)" office:value-type="float" office:value="0" calcext:value-type="float">
            <text:p>0,00000</text:p>
          </table:table-cell>
          <table:table-cell office:value-type="float" office:value="4800" calcext:value-type="float">
            <text:p>4800</text:p>
          </table:table-cell>
          <table:table-cell table:number-columns-repeated="2"/>
          <table:table-cell table:formula="of:=[.P38]+0.05*[.Q38]+[.R38]/240" office:value-type="float" office:value="4800" calcext:value-type="float">
            <text:p>4800</text:p>
          </table:table-cell>
          <table:table-cell table:formula="of:=[.J38]*[.O38]" office:value-type="float" office:value="0" calcext:value-type="float">
            <text:p>0,0000</text:p>
          </table:table-cell>
          <table:table-cell table:formula="of:=[.S38]-[.T38]" office:value-type="float" office:value="4800" calcext:value-type="float">
            <text:p>4800</text:p>
          </table:table-cell>
          <table:table-cell office:value-type="string" calcext:value-type="string">
            <text:p>valeur de 4800 L</text:p>
          </table:table-cell>
          <table:table-cell table:number-columns-repeated="100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0860" calcext:value-type="float">
            <text:p>10 8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39]+([.M39]/20)+([.N39]/240)" office:value-type="float" office:value="1.5" calcext:value-type="float">
            <text:p>1,5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16290" calcext:value-type="float">
            <text:p>16 290,0000</text:p>
          </table:table-cell>
          <table:table-cell table:formula="of:=[.S39]-[.T39]" office:value-type="float" office:value="-16290" calcext:value-type="float">
            <text:p>-16290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Langernea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2180" calcext:value-type="float">
            <text:p>2 1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5" table:formula="of:=[.L40]+([.M40]/20)+([.N40]/240)" office:value-type="float" office:value="0.9" calcext:value-type="float">
            <text:p>0,9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1962" calcext:value-type="float">
            <text:p>1 962,0000</text:p>
          </table:table-cell>
          <table:table-cell table:formula="of:=[.S40]-[.T40]" office:value-type="float" office:value="-1962" calcext:value-type="float">
            <text:p>-1962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mena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91" calcext:value-type="float">
            <text:p>9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5" table:formula="of:=[.L41]+([.M41]/20)+([.N41]/240)" office:value-type="float" office:value="1" calcext:value-type="float">
            <text:p>1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91" calcext:value-type="float">
            <text:p>91,0000</text:p>
          </table:table-cell>
          <table:table-cell table:formula="of:=[.S41]-[.T41]" office:value-type="float" office:value="-91" calcext:value-type="float">
            <text:p>-91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serpille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4265" calcext:value-type="float">
            <text:p>4 26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5" table:formula="of:=[.L42]+([.M42]/20)+([.N42]/240)" office:value-type="float" office:value="0.5" calcext:value-type="float">
            <text:p>0,5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2132.5" calcext:value-type="float">
            <text:p>2 132,5000</text:p>
          </table:table-cell>
          <table:table-cell table:formula="of:=[.S42]-[.T42]" office:value-type="float" office:value="-2132.5" calcext:value-type="float">
            <text:p>-2132,5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43]+([.M43]/20)+([.N43]/240)" office:value-type="float" office:value="1.5" calcext:value-type="float">
            <text:p>1,5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360" calcext:value-type="float">
            <text:p>360,0000</text:p>
          </table:table-cell>
          <table:table-cell table:formula="of:=[.S43]-[.T43]" office:value-type="float" office:value="-360" calcext:value-type="float">
            <text:p>-360</text:p>
          </table:table-cell>
          <table:table-cell table:style-name="ce32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erres à vit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anier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5" table:formula="of:=[.L44]+([.M44]/20)+([.N44]/240)" office:value-type="float" office:value="50" calcext:value-type="float">
            <text:p>50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50" calcext:value-type="float">
            <text:p>50,0000</text:p>
          </table:table-cell>
          <table:table-cell table:formula="of:=[.S44]-[.T44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5" table:formula="of:=[.L45]+([.M45]/20)+([.N45]/240)" office:value-type="float" office:value="50" calcext:value-type="float">
            <text:p>50,0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650" calcext:value-type="float">
            <text:p>650,0000</text:p>
          </table:table-cell>
          <table:table-cell table:formula="of:=[.S45]-[.T45]" office:value-type="float" office:value="-650" calcext:value-type="float">
            <text:p>-650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5" table:formula="of:=[.L46]+([.M46]/20)+([.N46]/240)" office:value-type="float" office:value="75" calcext:value-type="float">
            <text:p>75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900" calcext:value-type="float">
            <text:p>900,0000</text:p>
          </table:table-cell>
          <table:table-cell table:formula="of:=[.S46]-[.T46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iercon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5" table:formula="of:=[.L47]+([.M47]/20)+([.N47]/240)" office:value-type="float" office:value="50" calcext:value-type="float">
            <text:p>50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150" calcext:value-type="float">
            <text:p>150,0000</text:p>
          </table:table-cell>
          <table:table-cell table:formula="of:=[.S47]-[.T47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Angleterr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quart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5" table:formula="of:=[.L48]+([.M48]/20)+([.N48]/240)" office:value-type="float" office:value="10" calcext:value-type="float">
            <text:p>10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70" calcext:value-type="float">
            <text:p>70,0000</text:p>
          </table:table-cell>
          <table:table-cell table:formula="of:=[.S48]-[.T48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bas de filos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ivr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5" table:formula="of:=[.L49]+([.M49]/20)+([.N49]/240)" office:value-type="float" office:value="27" calcext:value-type="float">
            <text:p>27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162" calcext:value-type="float">
            <text:p>162,0000</text:p>
          </table:table-cell>
          <table:table-cell table:formula="of:=[.S49]-[.T49]" office:value-type="float" office:value="-162" calcext:value-type="float">
            <text:p>-162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5" table:formula="of:=[.L50]+([.M50]/20)+([.N50]/240)" office:value-type="float" office:value="40" calcext:value-type="float">
            <text:p>40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280" calcext:value-type="float">
            <text:p>280,0000</text:p>
          </table:table-cell>
          <table:table-cell table:formula="of:=[.S50]-[.T50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4201" calcext:value-type="float">
            <text:p>24 20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5" table:formula="of:=[.L51]+([.M51]/20)+([.N51]/240)" office:value-type="float" office:value="0.35" calcext:value-type="float">
            <text:p>0,35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8470.35" calcext:value-type="float">
            <text:p>8 470,3500</text:p>
          </table:table-cell>
          <table:table-cell table:formula="of:=[.S51]-[.T51]" office:value-type="float" office:value="-8470.35" calcext:value-type="float">
            <text:p>-8470,35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0342" calcext:value-type="float">
            <text:p>10 34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5" table:formula="of:=[.L52]+([.M52]/20)+([.N52]/240)" office:value-type="float" office:value="0.5" calcext:value-type="float">
            <text:p>0,5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5171" calcext:value-type="float">
            <text:p>5 171,0000</text:p>
          </table:table-cell>
          <table:table-cell table:formula="of:=[.S52]-[.T52]" office:value-type="float" office:value="-5171" calcext:value-type="float">
            <text:p>-5171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peau poil et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douzaine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5" table:formula="of:=[.L53]+([.M53]/20)+([.N53]/240)" office:value-type="float" office:value="72" calcext:value-type="float">
            <text:p>72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288" calcext:value-type="float">
            <text:p>288,0000</text:p>
          </table:table-cell>
          <table:table-cell table:formula="of:=[.S53]-[.T53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emises de toile de Bret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1698" calcext:value-type="float">
            <text:p>11 698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L54]+([.M54]/20)+([.N54]/240)" office:value-type="float" office:value="7.5" calcext:value-type="float">
            <text:p>7,5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87735" calcext:value-type="float">
            <text:p>87 735,0000</text:p>
          </table:table-cell>
          <table:table-cell table:formula="of:=[.S54]-[.T54]" office:value-type="float" office:value="-87735" calcext:value-type="float">
            <text:p>-87735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5" table:formula="of:=[.L55]+([.M55]/20)+([.N55]/240)" office:value-type="float" office:value="1" calcext:value-type="float">
            <text:p>1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55" calcext:value-type="float">
            <text:p>55,0000</text:p>
          </table:table-cell>
          <table:table-cell table:formula="of:=[.S55]-[.T55]" office:value-type="float" office:value="-55" calcext:value-type="float">
            <text:p>-55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ut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5" table:formula="of:=[.L56]+([.M56]/20)+([.N56]/240)" office:value-type="float" office:value="1" calcext:value-type="float">
            <text:p>1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350" calcext:value-type="float">
            <text:p>350,0000</text:p>
          </table:table-cell>
          <table:table-cell table:formula="of:=[.S56]-[.T56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85" calcext:value-type="float">
            <text:p>185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5" table:formula="of:=[.L57]+([.M57]/20)+([.N57]/240)" office:value-type="float" office:value="15" calcext:value-type="float">
            <text:p>15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2775" calcext:value-type="float">
            <text:p>2 775,0000</text:p>
          </table:table-cell>
          <table:table-cell table:formula="of:=[.S57]-[.T57]" office:value-type="float" office:value="-2775" calcext:value-type="float">
            <text:p>-2775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uirs de boeuf tann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280" calcext:value-type="float">
            <text:p>6 280,00</text:p>
          </table:table-cell>
          <table:table-cell office:value-type="string" calcext:value-type="string">
            <text:p>en nombre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5" table:formula="of:=[.L58]+([.M58]/20)+([.N58]/240)" office:value-type="float" office:value="26" calcext:value-type="float">
            <text:p>26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163280" calcext:value-type="float">
            <text:p>163 280,0000</text:p>
          </table:table-cell>
          <table:table-cell table:formula="of:=[.S58]-[.T58]" office:value-type="float" office:value="-163280" calcext:value-type="float">
            <text:p>-16328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draps de li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air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5" table:formula="of:=[.L59]+([.M59]/20)+([.N59]/240)" office:value-type="float" office:value="20" calcext:value-type="float">
            <text:p>20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240" calcext:value-type="float">
            <text:p>240,0000</text:p>
          </table:table-cell>
          <table:table-cell table:formula="of:=[.S59]-[.T59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7360" calcext:value-type="float">
            <text:p>7 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5" table:formula="of:=[.L60]+([.M60]/20)+([.N60]/240)" office:value-type="float" office:value="2.5" calcext:value-type="float">
            <text:p>2,5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8400" calcext:value-type="float">
            <text:p>18 400,0000</text:p>
          </table:table-cell>
          <table:table-cell table:formula="of:=[.S60]-[.T60]" office:value-type="float" office:value="-18400" calcext:value-type="float">
            <text:p>-1840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5" table:formula="of:=[.L61]+([.M61]/20)+([.N61]/240)" office:value-type="float" office:value="40" calcext:value-type="float">
            <text:p>40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640" calcext:value-type="float">
            <text:p>640,0000</text:p>
          </table:table-cell>
          <table:table-cell table:formula="of:=[.S61]-[.T61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989" calcext:value-type="float">
            <text:p>98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5" table:formula="of:=[.L62]+([.M62]/20)+([.N62]/240)" office:value-type="float" office:value="2.25" calcext:value-type="float">
            <text:p>2,25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2225.25" calcext:value-type="float">
            <text:p>2 225,2500</text:p>
          </table:table-cell>
          <table:table-cell table:formula="of:=[.S62]-[.T62]" office:value-type="float" office:value="-2225.25" calcext:value-type="float">
            <text:p>-2225,25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ruit cr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5" table:formula="of:=[.L63]+([.M63]/20)+([.N63]/240)" office:value-type="float" office:value="6" calcext:value-type="float">
            <text:p>6,0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54" calcext:value-type="float">
            <text:p>54,0000</text:p>
          </table:table-cell>
          <table:table-cell table:formula="of:=[.S63]-[.T63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8949" calcext:value-type="float">
            <text:p>28 94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64]+([.M64]/20)+([.N64]/240)" office:value-type="float" office:value="0.25" calcext:value-type="float">
            <text:p>0,25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7237.25" calcext:value-type="float">
            <text:p>7 237,2500</text:p>
          </table:table-cell>
          <table:table-cell table:formula="of:=[.S64]-[.T64]" office:value-type="float" office:value="-7237.25" calcext:value-type="float">
            <text:p>-7237,25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nche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94" calcext:value-type="float">
            <text:p>294,00</text:p>
          </table:table-cell>
          <table:table-cell office:value-type="string" calcext:value-type="string">
            <text:p>pai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5" table:formula="of:=[.L65]+([.M65]/20)+([.N65]/240)" office:value-type="float" office:value="6" calcext:value-type="float">
            <text:p>6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764" calcext:value-type="float">
            <text:p>1 764,0000</text:p>
          </table:table-cell>
          <table:table-cell table:formula="of:=[.S65]-[.T65]" office:value-type="float" office:value="-1764" calcext:value-type="float">
            <text:p>-1764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70" calcext:value-type="float">
            <text:p>17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L66]+([.M66]/20)+([.N66]/240)" office:value-type="float" office:value="3.5" calcext:value-type="float">
            <text:p>3,5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595" calcext:value-type="float">
            <text:p>595,0000</text:p>
          </table:table-cell>
          <table:table-cell table:formula="of:=[.S66]-[.T66]" office:value-type="float" office:value="-595" calcext:value-type="float">
            <text:p>-595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table:number-columns-repeated="5"/>
          <table:table-cell table:style-name="ce25" table:formula="of:=[.L67]+([.M67]/20)+([.N67]/240)" office:value-type="float" office:value="0" calcext:value-type="float">
            <text:p>0,00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P67]+0.05*[.Q67]+[.R67]/240" office:value-type="float" office:value="10000" calcext:value-type="float">
            <text:p>10000</text:p>
          </table:table-cell>
          <table:table-cell table:formula="of:=[.J67]*[.O67]" office:value-type="float" office:value="0" calcext:value-type="float">
            <text:p>0,0000</text:p>
          </table:table-cell>
          <table:table-cell table:formula="of:=[.S67]-[.T67]" office:value-type="float" office:value="10000" calcext:value-type="float">
            <text:p>10000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ouchoirs des Ind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5" table:formula="of:=[.L68]+([.M68]/20)+([.N68]/240)" office:value-type="float" office:value="36" calcext:value-type="float">
            <text:p>36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3492" calcext:value-type="float">
            <text:p>3 492,0000</text:p>
          </table:table-cell>
          <table:table-cell table:formula="of:=[.S68]-[.T68]" office:value-type="float" office:value="-3492" calcext:value-type="float">
            <text:p>-3492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672" calcext:value-type="float">
            <text:p>1 672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5" table:formula="of:=[.L69]+([.M69]/20)+([.N69]/240)" office:value-type="float" office:value="2.5" calcext:value-type="float">
            <text:p>2,5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4180" calcext:value-type="float">
            <text:p>4 180,0000</text:p>
          </table:table-cell>
          <table:table-cell table:formula="of:=[.S69]-[.T69]" office:value-type="float" office:value="-4180" calcext:value-type="float">
            <text:p>-418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bull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840" calcext:value-type="float">
            <text:p>1 84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5" table:formula="of:=[.L70]+([.M70]/20)+([.N70]/240)" office:value-type="float" office:value="4" calcext:value-type="float">
            <text:p>4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7360" calcext:value-type="float">
            <text:p>7 360,0000</text:p>
          </table:table-cell>
          <table:table-cell table:formula="of:=[.S70]-[.T70]" office:value-type="float" office:value="-7360" calcext:value-type="float">
            <text:p>-7360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comm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all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5" table:formula="of:=[.L71]+([.M71]/20)+([.N71]/240)" office:value-type="float" office:value="60" calcext:value-type="float">
            <text:p>60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1140" calcext:value-type="float">
            <text:p>1 140,0000</text:p>
          </table:table-cell>
          <table:table-cell table:formula="of:=[.S71]-[.T71]" office:value-type="float" office:value="-1140" calcext:value-type="float">
            <text:p>-1140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à ecr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5" table:formula="of:=[.L72]+([.M72]/20)+([.N72]/240)" office:value-type="float" office:value="6" calcext:value-type="float">
            <text:p>6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360" calcext:value-type="float">
            <text:p>360,0000</text:p>
          </table:table-cell>
          <table:table-cell table:formula="of:=[.S72]-[.T72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aux de génisse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260" calcext:value-type="float">
            <text:p>5 260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5" table:formula="of:=[.L73]+([.M73]/20)+([.N73]/240)" office:value-type="float" office:value="18" calcext:value-type="float">
            <text:p>18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94680" calcext:value-type="float">
            <text:p>94 680,0000</text:p>
          </table:table-cell>
          <table:table-cell table:formula="of:=[.S73]-[.T73]" office:value-type="float" office:value="-94680" calcext:value-type="float">
            <text:p>-94680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09" calcext:value-type="float">
            <text:p>209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5" table:formula="of:=[.L74]+([.M74]/20)+([.N74]/240)" office:value-type="float" office:value="36" calcext:value-type="float">
            <text:p>36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7524" calcext:value-type="float">
            <text:p>7 524,0000</text:p>
          </table:table-cell>
          <table:table-cell table:formula="of:=[.S74]-[.T74]" office:value-type="float" office:value="-7524" calcext:value-type="float">
            <text:p>-7524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table:number-columns-repeated="5"/>
          <table:table-cell table:style-name="ce25" table:formula="of:=[.L75]+([.M75]/20)+([.N75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75]+0.05*[.Q75]+[.R75]/240" office:value-type="float" office:value="600" calcext:value-type="float">
            <text:p>600</text:p>
          </table:table-cell>
          <table:table-cell table:formula="of:=[.J75]*[.O75]" office:value-type="float" office:value="0" calcext:value-type="float">
            <text:p>0,0000</text:p>
          </table:table-cell>
          <table:table-cell table:formula="of:=[.S75]-[.T75]" office:value-type="float" office:value="600" calcext:value-type="float">
            <text:p>600</text:p>
          </table:table-cell>
          <table:table-cell office:value-type="string" calcext:value-type="string">
            <text:p>valeur de 600 L</text:p>
          </table:table-cell>
          <table:table-cell table:number-columns-repeated="100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ogues de mor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31" calcext:value-type="float">
            <text:p>131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5" table:formula="of:=[.L76]+([.M76]/20)+([.N76]/240)" office:value-type="float" office:value="10" calcext:value-type="float">
            <text:p>10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1310" calcext:value-type="float">
            <text:p>1 310,0000</text:p>
          </table:table-cell>
          <table:table-cell table:formula="of:=[.S76]-[.T76]" office:value-type="float" office:value="-1310" calcext:value-type="float">
            <text:p>-131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uban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5" table:formula="of:=[.L77]+([.M77]/20)+([.N77]/240)" office:value-type="float" office:value="60" calcext:value-type="float">
            <text:p>60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600" calcext:value-type="float">
            <text:p>600,0000</text:p>
          </table:table-cell>
          <table:table-cell table:formula="of:=[.S77]-[.T77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9907" calcext:value-type="float">
            <text:p>39 9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5" table:formula="of:=[.L78]+([.M78]/20)+([.N78]/240)" office:value-type="float" office:value="0.4" calcext:value-type="float">
            <text:p>0,4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15962.8" calcext:value-type="float">
            <text:p>15 962,8000</text:p>
          </table:table-cell>
          <table:table-cell table:formula="of:=[.S78]-[.T78]" office:value-type="float" office:value="-15962.8" calcext:value-type="float">
            <text:p>-15962,8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baptis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5" table:formula="of:=[.L79]+([.M79]/20)+([.N79]/240)" office:value-type="float" office:value="72" calcext:value-type="float">
            <text:p>72,0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1800" calcext:value-type="float">
            <text:p>1 800,0000</text:p>
          </table:table-cell>
          <table:table-cell table:formula="of:=[.S79]-[.T79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3814" calcext:value-type="float">
            <text:p>53 814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5" table:formula="of:=[.L80]+([.M80]/20)+([.N80]/240)" office:value-type="float" office:value="10" calcext:value-type="float">
            <text:p>10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538140" calcext:value-type="float">
            <text:p>538 140,0000</text:p>
          </table:table-cell>
          <table:table-cell table:formula="of:=[.S80]-[.T80]" office:value-type="float" office:value="-538140" calcext:value-type="float">
            <text:p>-538140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99186" calcext:value-type="float">
            <text:p>99 18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5" table:formula="of:=[.L81]+([.M81]/20)+([.N81]/240)" office:value-type="float" office:value="2" calcext:value-type="float">
            <text:p>2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198372" calcext:value-type="float">
            <text:p>198 372,0000</text:p>
          </table:table-cell>
          <table:table-cell table:formula="of:=[.S81]-[.T81]" office:value-type="float" office:value="-198372" calcext:value-type="float">
            <text:p>-198372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à car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7596" calcext:value-type="float">
            <text:p>67 59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82]+([.M82]/20)+([.N82]/240)" office:value-type="float" office:value="1.5" calcext:value-type="float">
            <text:p>1,5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101394" calcext:value-type="float">
            <text:p>101 394,0000</text:p>
          </table:table-cell>
          <table:table-cell table:formula="of:=[.S82]-[.T82]" office:value-type="float" office:value="-101394" calcext:value-type="float">
            <text:p>-101394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180" calcext:value-type="float">
            <text:p>2 1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5" table:formula="of:=[.L83]+([.M83]/20)+([.N83]/240)" office:value-type="float" office:value="2.25" calcext:value-type="float">
            <text:p>2,25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4905" calcext:value-type="float">
            <text:p>4 905,0000</text:p>
          </table:table-cell>
          <table:table-cell table:formula="of:=[.S83]-[.T83]" office:value-type="float" office:value="-4905" calcext:value-type="float">
            <text:p>-4905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L84]+([.M84]/20)+([.N84]/240)" office:value-type="float" office:value="3.5" calcext:value-type="float">
            <text:p>3,5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1575" calcext:value-type="float">
            <text:p>1 575,0000</text:p>
          </table:table-cell>
          <table:table-cell table:formula="of:=[.S84]-[.T84]" office:value-type="float" office:value="-1575" calcext:value-type="float">
            <text:p>-1575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cré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672873" calcext:value-type="float">
            <text:p>672 87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5" table:formula="of:=[.L85]+([.M85]/20)+([.N85]/240)" office:value-type="float" office:value="1.3" calcext:value-type="float">
            <text:p>1,3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874734.9" calcext:value-type="float">
            <text:p>874 734,9000</text:p>
          </table:table-cell>
          <table:table-cell table:formula="of:=[.S85]-[.T85]" office:value-type="float" office:value="-874734.9" calcext:value-type="float">
            <text:p>-874734,9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cr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62" calcext:value-type="float">
            <text:p>162,00</text:p>
          </table:table-cell>
          <table:table-cell office:value-type="string" calcext:value-type="string">
            <text:p>douzai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5" table:formula="of:=[.L86]+([.M86]/20)+([.N86]/240)" office:value-type="float" office:value="4" calcext:value-type="float">
            <text:p>4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648" calcext:value-type="float">
            <text:p>648,0000</text:p>
          </table:table-cell>
          <table:table-cell table:formula="of:=[.S86]-[.T86]" office:value-type="float" office:value="-648" calcext:value-type="float">
            <text:p>-648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entr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4422" calcext:value-type="float">
            <text:p>14 42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5" table:formula="of:=[.L87]+([.M87]/20)+([.N87]/240)" office:value-type="float" office:value="0.75" calcext:value-type="float">
            <text:p>0,7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0816.5" calcext:value-type="float">
            <text:p>10 816,5000</text:p>
          </table:table-cell>
          <table:table-cell table:formula="of:=[.S87]-[.T87]" office:value-type="float" office:value="-10816.5" calcext:value-type="float">
            <text:p>-10816,5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47090" calcext:value-type="float">
            <text:p>347 0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88]+([.M88]/20)+([.N88]/240)" office:value-type="float" office:value="1.5" calcext:value-type="float">
            <text:p>1,5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520635" calcext:value-type="float">
            <text:p>520 635,0000</text:p>
          </table:table-cell>
          <table:table-cell table:formula="of:=[.S88]-[.T88]" office:value-type="float" office:value="-520635" calcext:value-type="float">
            <text:p>-520635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54588" calcext:value-type="float">
            <text:p>154 588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5" table:formula="of:=[.L89]+([.M89]/20)+([.N89]/240)" office:value-type="float" office:value="20" calcext:value-type="float">
            <text:p>20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3091760" calcext:value-type="float">
            <text:p>3 091 760,0000</text:p>
          </table:table-cell>
          <table:table-cell table:formula="of:=[.S89]-[.T89]" office:value-type="float" office:value="-3091760" calcext:value-type="float">
            <text:p>-309176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grat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194438" calcext:value-type="float">
            <text:p>2 194 43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90]+([.M90]/20)+([.N90]/240)" office:value-type="float" office:value="1.5" calcext:value-type="float">
            <text:p>1,5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3291657" calcext:value-type="float">
            <text:p>3 291 657,0000</text:p>
          </table:table-cell>
          <table:table-cell table:formula="of:=[.S90]-[.T90]" office:value-type="float" office:value="-3291657" calcext:value-type="float">
            <text:p>-3291657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9099" calcext:value-type="float">
            <text:p>39 09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91]+([.M91]/20)+([.N91]/240)" office:value-type="float" office:value="1.5" calcext:value-type="float">
            <text:p>1,5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58648.5" calcext:value-type="float">
            <text:p>58 648,5000</text:p>
          </table:table-cell>
          <table:table-cell table:formula="of:=[.S91]-[.T91]" office:value-type="float" office:value="-58648.5" calcext:value-type="float">
            <text:p>-58648,5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haut br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5" table:formula="of:=[.L92]+([.M92]/20)+([.N92]/240)" office:value-type="float" office:value="4" calcext:value-type="float">
            <text:p>4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920" calcext:value-type="float">
            <text:p>1 920,0000</text:p>
          </table:table-cell>
          <table:table-cell table:formula="of:=[.S92]-[.T92]" office:value-type="float" office:value="-1920" calcext:value-type="float">
            <text:p>-192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Langernea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0059" calcext:value-type="float">
            <text:p>10 05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5" table:formula="of:=[.L93]+([.M93]/20)+([.N93]/240)" office:value-type="float" office:value="0.9" calcext:value-type="float">
            <text:p>0,9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9053.1" calcext:value-type="float">
            <text:p>9 053,1000</text:p>
          </table:table-cell>
          <table:table-cell table:formula="of:=[.S93]-[.T93]" office:value-type="float" office:value="-9053.1" calcext:value-type="float">
            <text:p>-9053,1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17996" calcext:value-type="float">
            <text:p>117 99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5" table:formula="of:=[.L94]+([.M94]/20)+([.N94]/240)" office:value-type="float" office:value="2.25" calcext:value-type="float">
            <text:p>2,25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65491" calcext:value-type="float">
            <text:p>265 491,0000</text:p>
          </table:table-cell>
          <table:table-cell table:formula="of:=[.S94]-[.T94]" office:value-type="float" office:value="-265491" calcext:value-type="float">
            <text:p>-265491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65802" calcext:value-type="float">
            <text:p>165 802,00</text:p>
          </table:table-cell>
          <table:table-cell office:value-type="string" calcext:value-type="string">
            <text:p>pièce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25" table:formula="of:=[.L95]+([.M95]/20)+([.N95]/240)" office:value-type="float" office:value="125" calcext:value-type="float">
            <text:p>125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20725250" calcext:value-type="float">
            <text:p>20 725 250,0000</text:p>
          </table:table-cell>
          <table:table-cell table:formula="of:=[.S95]-[.T95]" office:value-type="float" office:value="-20725250" calcext:value-type="float">
            <text:p>-20725250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5" table:formula="of:=[.L96]+([.M96]/20)+([.N96]/240)" office:value-type="float" office:value="2.5" calcext:value-type="float">
            <text:p>2,5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1250" calcext:value-type="float">
            <text:p>1 250,0000</text:p>
          </table:table-cell>
          <table:table-cell table:formula="of:=[.S96]-[.T96]" office:value-type="float" office:value="-1250" calcext:value-type="float">
            <text:p>-1250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4936" calcext:value-type="float">
            <text:p>24 936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5" table:formula="of:=[.L97]+([.M97]/20)+([.N97]/240)" office:value-type="float" office:value="4" calcext:value-type="float">
            <text:p>4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99744" calcext:value-type="float">
            <text:p>99 744,0000</text:p>
          </table:table-cell>
          <table:table-cell table:formula="of:=[.S97]-[.T97]" office:value-type="float" office:value="-99744" calcext:value-type="float">
            <text:p>-99744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'Oll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20605" calcext:value-type="float">
            <text:p>20 60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5" table:formula="of:=[.L98]+([.M98]/20)+([.N98]/240)" office:value-type="float" office:value="1" calcext:value-type="float">
            <text:p>1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20605" calcext:value-type="float">
            <text:p>20 605,0000</text:p>
          </table:table-cell>
          <table:table-cell table:formula="of:=[.S98]-[.T98]" office:value-type="float" office:value="-20605" calcext:value-type="float">
            <text:p>-20605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Poulda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990" calcext:value-type="float">
            <text:p>9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5" table:formula="of:=[.L99]+([.M99]/20)+([.N99]/240)" office:value-type="float" office:value="2" calcext:value-type="float">
            <text:p>2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980" calcext:value-type="float">
            <text:p>1 980,0000</text:p>
          </table:table-cell>
          <table:table-cell table:formula="of:=[.S99]-[.T99]" office:value-type="float" office:value="-1980" calcext:value-type="float">
            <text:p>-198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rosc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61796" calcext:value-type="float">
            <text:p>161 79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5" table:formula="of:=[.L100]+([.M100]/20)+([.N100]/240)" office:value-type="float" office:value="0.9" calcext:value-type="float">
            <text:p>0,9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145616.4" calcext:value-type="float">
            <text:p>145 616,4000</text:p>
          </table:table-cell>
          <table:table-cell table:formula="of:=[.S100]-[.T100]" office:value-type="float" office:value="-145616.4" calcext:value-type="float">
            <text:p>-145616,4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3654" calcext:value-type="float">
            <text:p>13 65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101]+([.M101]/20)+([.N101]/240)" office:value-type="float" office:value="1.5" calcext:value-type="float">
            <text:p>1,5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20481" calcext:value-type="float">
            <text:p>20 481,0000</text:p>
          </table:table-cell>
          <table:table-cell table:formula="of:=[.S101]-[.T101]" office:value-type="float" office:value="-20481" calcext:value-type="float">
            <text:p>-20481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vieux ouing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3895" calcext:value-type="float">
            <text:p>3 8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102]+([.M102]/20)+([.N102]/240)" office:value-type="float" office:value="0.25" calcext:value-type="float">
            <text:p>0,25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973.75" calcext:value-type="float">
            <text:p>973,7500</text:p>
          </table:table-cell>
          <table:table-cell table:formula="of:=[.S102]-[.T102]" office:value-type="float" office:value="-973.75" calcext:value-type="float">
            <text:p>-973,75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6" calcext:value-type="float">
            <text:p>1756</text:p>
          </table:table-cell>
          <table:table-cell table:style-name="ce9"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5" table:formula="of:=[.L103]+([.M103]/20)+([.N103]/240)" office:value-type="float" office:value="50" calcext:value-type="float">
            <text:p>50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50" calcext:value-type="float">
            <text:p>50,0000</text:p>
          </table:table-cell>
          <table:table-cell table:formula="of:=[.S103]-[.T103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118245" calcext:value-type="float">
            <text:p>118 2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5" table:formula="of:=[.L104]+([.M104]/20)+([.N104]/240)" office:value-type="float" office:value="1.15" calcext:value-type="float">
            <text:p>1,15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135981.75" calcext:value-type="float">
            <text:p>135 981,7500</text:p>
          </table:table-cell>
          <table:table-cell table:formula="of:=[.S104]-[.T104]" office:value-type="float" office:value="-135981.75" calcext:value-type="float">
            <text:p>-135981,75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1674" calcext:value-type="float">
            <text:p>1 6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5" table:formula="of:=[.L105]+([.M105]/20)+([.N105]/240)" office:value-type="float" office:value="2" calcext:value-type="float">
            <text:p>2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3348" calcext:value-type="float">
            <text:p>3 348,0000</text:p>
          </table:table-cell>
          <table:table-cell table:formula="of:=[.S105]-[.T105]" office:value-type="float" office:value="-3348" calcext:value-type="float">
            <text:p>-3348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163" calcext:value-type="float">
            <text:p>163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5" table:formula="of:=[.L106]+([.M106]/20)+([.N106]/240)" office:value-type="float" office:value="120" calcext:value-type="float">
            <text:p>120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9560" calcext:value-type="float">
            <text:p>19 560,0000</text:p>
          </table:table-cell>
          <table:table-cell table:formula="of:=[.S106]-[.T106]" office:value-type="float" office:value="-19560" calcext:value-type="float">
            <text:p>-1956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table:style-name="ce9" office:value-type="string" calcext:value-type="string">
            <text:p>mouchoirs de Benga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152" calcext:value-type="float">
            <text:p>152,00</text:p>
          </table:table-cell>
          <table:table-cell office:value-type="string" calcext:value-type="string">
            <text:p>pièce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25" table:formula="of:=[.L107]+([.M107]/20)+([.N107]/240)" office:value-type="float" office:value="23" calcext:value-type="float">
            <text:p>23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3496" calcext:value-type="float">
            <text:p>3 496,0000</text:p>
          </table:table-cell>
          <table:table-cell table:formula="of:=[.S107]-[.T107]" office:value-type="float" office:value="-3496" calcext:value-type="float">
            <text:p>-3496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table:style-name="ce9"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19" calcext:value-type="float">
            <text:p>19,000</text:p>
          </table:table-cell>
          <table:table-cell table:number-columns-repeated="2"/>
          <table:table-cell table:style-name="ce25" table:formula="of:=[.L108]+([.M108]/20)+([.N108]/240)" office:value-type="float" office:value="19" calcext:value-type="float">
            <text:p>19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1900" calcext:value-type="float">
            <text:p>1 900,0000</text:p>
          </table:table-cell>
          <table:table-cell table:formula="of:=[.S108]-[.T108]" office:value-type="float" office:value="-1900" calcext:value-type="float">
            <text:p>-190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table:style-name="ce9"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office:value-type="float" office:value="280" calcext:value-type="float">
            <text:p>280,000</text:p>
          </table:table-cell>
          <table:table-cell table:number-columns-repeated="2"/>
          <table:table-cell table:style-name="ce25" table:formula="of:=[.L109]+([.M109]/20)+([.N109]/240)" office:value-type="float" office:value="280" calcext:value-type="float">
            <text:p>280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1120" calcext:value-type="float">
            <text:p>1 120,0000</text:p>
          </table:table-cell>
          <table:table-cell table:formula="of:=[.S109]-[.T109]" office:value-type="float" office:value="-1120" calcext:value-type="float">
            <text:p>-1120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592" calcext:value-type="float">
            <text:p>5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5" table:formula="of:=[.L110]+([.M110]/20)+([.N110]/240)" office:value-type="float" office:value="1.2" calcext:value-type="float">
            <text:p>1,2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710.4" calcext:value-type="float">
            <text:p>710,4000</text:p>
          </table:table-cell>
          <table:table-cell table:formula="of:=[.S110]-[.T110]" office:value-type="float" office:value="-710.4" calcext:value-type="float">
            <text:p>-710,4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5" table:formula="of:=[.L111]+([.M111]/20)+([.N111]/240)" office:value-type="float" office:value="5" calcext:value-type="float">
            <text:p>5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475" calcext:value-type="float">
            <text:p>475,0000</text:p>
          </table:table-cell>
          <table:table-cell table:formula="of:=[.S111]-[.T111]" office:value-type="float" office:value="-475" calcext:value-type="float">
            <text:p>-475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muid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5" table:formula="of:=[.L112]+([.M112]/20)+([.N112]/240)" office:value-type="float" office:value="60" calcext:value-type="float">
            <text:p>60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3000" calcext:value-type="float">
            <text:p>3 000,0000</text:p>
          </table:table-cell>
          <table:table-cell table:formula="of:=[.S112]-[.T112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soye tan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1318" calcext:value-type="float">
            <text:p>1 318,00</text:p>
          </table:table-cell>
          <table:table-cell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113]+([.M113]/20)+([.N113]/240)" office:value-type="float" office:value="12" calcext:value-type="float">
            <text:p>12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15816" calcext:value-type="float">
            <text:p>15 816,0000</text:p>
          </table:table-cell>
          <table:table-cell table:formula="of:=[.S113]-[.T113]" office:value-type="float" office:value="-15816" calcext:value-type="float">
            <text:p>-15816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Flandre</text:p>
          </table:table-cell>
          <table:table-cell office:value-type="float" office:value="97117" calcext:value-type="float">
            <text:p>97 11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5" table:formula="of:=[.L114]+([.M114]/20)+([.N114]/240)" office:value-type="float" office:value="3.75" calcext:value-type="float">
            <text:p>3,75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364188.75" calcext:value-type="float">
            <text:p>364 188,7500</text:p>
          </table:table-cell>
          <table:table-cell table:formula="of:=[.S114]-[.T114]" office:value-type="float" office:value="-364188.75" calcext:value-type="float">
            <text:p>-364188,75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armois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96" calcext:value-type="float">
            <text:p>496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5" table:formula="of:=[.L115]+([.M115]/20)+([.N115]/240)" office:value-type="float" office:value="50" calcext:value-type="float">
            <text:p>50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24800" calcext:value-type="float">
            <text:p>24 800,0000</text:p>
          </table:table-cell>
          <table:table-cell table:formula="of:=[.S115]-[.T115]" office:value-type="float" office:value="-24800" calcext:value-type="float">
            <text:p>-2480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6207" calcext:value-type="float">
            <text:p>26 2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5" table:formula="of:=[.L116]+([.M116]/20)+([.N116]/240)" office:value-type="float" office:value="0.35" calcext:value-type="float">
            <text:p>0,35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9172.45" calcext:value-type="float">
            <text:p>9 172,4500</text:p>
          </table:table-cell>
          <table:table-cell table:formula="of:=[.S116]-[.T116]" office:value-type="float" office:value="-9172.45" calcext:value-type="float">
            <text:p>-9172,45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2000" calcext:value-type="float">
            <text:p>32 0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5" table:formula="of:=[.L117]+([.M117]/20)+([.N117]/240)" office:value-type="float" office:value="0.025" calcext:value-type="float">
            <text:p>0,025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800" calcext:value-type="float">
            <text:p>800,0000</text:p>
          </table:table-cell>
          <table:table-cell table:formula="of:=[.S117]-[.T117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table:style-name="ce15" office:value-type="float" office:value="2126.5" calcext:value-type="float">
            <text:p>2 126,50</text:p>
          </table:table-cell>
          <table:table-cell office:value-type="string" calcext:value-type="string">
            <text:p>tonneaux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5" table:formula="of:=[.L118]+([.M118]/20)+([.N118]/240)" office:value-type="float" office:value="80" calcext:value-type="float">
            <text:p>80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170120" calcext:value-type="float">
            <text:p>170 120,0000</text:p>
          </table:table-cell>
          <table:table-cell table:formula="of:=[.S118]-[.T118]" office:value-type="float" office:value="-170120" calcext:value-type="float">
            <text:p>-170120</text:p>
          </table:table-cell>
          <table:table-cell table:style-name="ce23" office:value-type="string" calcext:value-type="string">
            <text:p>"2126 tonx 1/2 du poids de 2800 L"</text:p>
          </table:table-cell>
          <table:table-cell table:number-columns-repeated="100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table:style-name="ce10"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022" calcext:value-type="float">
            <text:p>4 0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5" table:formula="of:=[.L119]+([.M119]/20)+([.N119]/240)" office:value-type="float" office:value="0.225" calcext:value-type="float">
            <text:p>0,225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904.95" calcext:value-type="float">
            <text:p>904,9500</text:p>
          </table:table-cell>
          <table:table-cell table:formula="of:=[.S119]-[.T119]" office:value-type="float" office:value="-904.95" calcext:value-type="float">
            <text:p>-904,95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7446" calcext:value-type="float">
            <text:p>17 44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5" table:formula="of:=[.L120]+([.M120]/20)+([.N120]/240)" office:value-type="float" office:value="0.95" calcext:value-type="float">
            <text:p>0,95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16573.7" calcext:value-type="float">
            <text:p>16 573,7000</text:p>
          </table:table-cell>
          <table:table-cell table:formula="of:=[.S120]-[.T120]" office:value-type="float" office:value="-16573.7" calcext:value-type="float">
            <text:p>-16573,7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2470" calcext:value-type="float">
            <text:p>42 4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5" table:formula="of:=[.L121]+([.M121]/20)+([.N121]/240)" office:value-type="float" office:value="1.15" calcext:value-type="float">
            <text:p>1,15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48840.5" calcext:value-type="float">
            <text:p>48 840,5000</text:p>
          </table:table-cell>
          <table:table-cell table:formula="of:=[.S121]-[.T121]" office:value-type="float" office:value="-48840.5" calcext:value-type="float">
            <text:p>-48840,5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melo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pièces</text:p>
          </table:table-cell>
          <table:table-cell office:value-type="float" office:value="77" calcext:value-type="float">
            <text:p>77,000</text:p>
          </table:table-cell>
          <table:table-cell table:number-columns-repeated="2"/>
          <table:table-cell table:style-name="ce25" table:formula="of:=[.L122]+([.M122]/20)+([.N122]/240)" office:value-type="float" office:value="77" calcext:value-type="float">
            <text:p>77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4158" calcext:value-type="float">
            <text:p>4 158,0000</text:p>
          </table:table-cell>
          <table:table-cell table:formula="of:=[.S122]-[.T122]" office:value-type="float" office:value="-4158" calcext:value-type="float">
            <text:p>-4158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848" calcext:value-type="float">
            <text:p>848,00</text:p>
          </table:table-cell>
          <table:table-cell office:value-type="string" calcext:value-type="string">
            <text:p>pièc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5" table:formula="of:=[.L123]+([.M123]/20)+([.N123]/240)" office:value-type="float" office:value="14" calcext:value-type="float">
            <text:p>14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11872" calcext:value-type="float">
            <text:p>11 872,0000</text:p>
          </table:table-cell>
          <table:table-cell table:formula="of:=[.S123]-[.T123]" office:value-type="float" office:value="-11872" calcext:value-type="float">
            <text:p>-11872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124]+([.M124]/20)+([.N124]/240)" office:value-type="float" office:value="12" calcext:value-type="float">
            <text:p>12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396" calcext:value-type="float">
            <text:p>396,0000</text:p>
          </table:table-cell>
          <table:table-cell table:formula="of:=[.S124]-[.T124]" office:value-type="float" office:value="-396" calcext:value-type="float">
            <text:p>-396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it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541" calcext:value-type="float">
            <text:p>541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5" table:formula="of:=[.L125]+([.M125]/20)+([.N125]/240)" office:value-type="float" office:value="26" calcext:value-type="float">
            <text:p>26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14066" calcext:value-type="float">
            <text:p>14 066,0000</text:p>
          </table:table-cell>
          <table:table-cell table:formula="of:=[.S125]-[.T125]" office:value-type="float" office:value="-14066" calcext:value-type="float">
            <text:p>-14066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chuquel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5" table:formula="of:=[.L126]+([.M126]/20)+([.N126]/240)" office:value-type="float" office:value="36" calcext:value-type="float">
            <text:p>36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4680" calcext:value-type="float">
            <text:p>4 680,0000</text:p>
          </table:table-cell>
          <table:table-cell table:formula="of:=[.S126]-[.T126]" office:value-type="float" office:value="-4680" calcext:value-type="float">
            <text:p>-468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irsac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pièces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5" table:formula="of:=[.L127]+([.M127]/20)+([.N127]/240)" office:value-type="float" office:value="72" calcext:value-type="float">
            <text:p>72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7560" calcext:value-type="float">
            <text:p>7 560,0000</text:p>
          </table:table-cell>
          <table:table-cell table:formula="of:=[.S127]-[.T127]" office:value-type="float" office:value="-7560" calcext:value-type="float">
            <text:p>-756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5" table:formula="of:=[.L128]+([.M128]/20)+([.N128]/240)" office:value-type="float" office:value="7" calcext:value-type="float">
            <text:p>7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175" calcext:value-type="float">
            <text:p>175,0000</text:p>
          </table:table-cell>
          <table:table-cell table:formula="of:=[.S128]-[.T128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129]+([.M129]/20)+([.N129]/240)" office:value-type="float" office:value="12" calcext:value-type="float">
            <text:p>12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516" calcext:value-type="float">
            <text:p>516,0000</text:p>
          </table:table-cell>
          <table:table-cell table:formula="of:=[.S129]-[.T129]" office:value-type="float" office:value="-516" calcext:value-type="float">
            <text:p>-516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dari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74" calcext:value-type="float">
            <text:p>174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5" table:formula="of:=[.L130]+([.M130]/20)+([.N130]/240)" office:value-type="float" office:value="30" calcext:value-type="float">
            <text:p>30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5220" calcext:value-type="float">
            <text:p>5 220,0000</text:p>
          </table:table-cell>
          <table:table-cell table:formula="of:=[.S130]-[.T130]" office:value-type="float" office:value="-5220" calcext:value-type="float">
            <text:p>-5220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ecorce ray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5" table:formula="of:=[.L131]+([.M131]/20)+([.N131]/240)" office:value-type="float" office:value="18" calcext:value-type="float">
            <text:p>18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1800" calcext:value-type="float">
            <text:p>1 800,0000</text:p>
          </table:table-cell>
          <table:table-cell table:formula="of:=[.S131]-[.T131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tach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51" calcext:value-type="float">
            <text:p>451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5" table:formula="of:=[.L132]+([.M132]/20)+([.N132]/240)" office:value-type="float" office:value="18" calcext:value-type="float">
            <text:p>18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8118" calcext:value-type="float">
            <text:p>8 118,0000</text:p>
          </table:table-cell>
          <table:table-cell table:formula="of:=[.S132]-[.T132]" office:value-type="float" office:value="-8118" calcext:value-type="float">
            <text:p>-8118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ott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5" table:formula="of:=[.L133]+([.M133]/20)+([.N133]/240)" office:value-type="float" office:value="10" calcext:value-type="float">
            <text:p>10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2000" calcext:value-type="float">
            <text:p>2 000,0000</text:p>
          </table:table-cell>
          <table:table-cell table:formula="of:=[.S133]-[.T133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aras ble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5" table:formula="of:=[.L134]+([.M134]/20)+([.N134]/240)" office:value-type="float" office:value="18" calcext:value-type="float">
            <text:p>18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5400" calcext:value-type="float">
            <text:p>5 400,0000</text:p>
          </table:table-cell>
          <table:table-cell table:formula="of:=[.S134]-[.T134]" office:value-type="float" office:value="-5400" calcext:value-type="float">
            <text:p>-540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ene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66" calcext:value-type="float">
            <text:p>1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5" table:formula="of:=[.L135]+([.M135]/20)+([.N135]/240)" office:value-type="float" office:value="1" calcext:value-type="float">
            <text:p>1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166" calcext:value-type="float">
            <text:p>166,0000</text:p>
          </table:table-cell>
          <table:table-cell table:formula="of:=[.S135]-[.T135]" office:value-type="float" office:value="-166" calcext:value-type="float">
            <text:p>-166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9000" calcext:value-type="float">
            <text:p>39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5" table:formula="of:=[.L136]+([.M136]/20)+([.N136]/240)" office:value-type="float" office:value="0.5" calcext:value-type="float">
            <text:p>0,5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19500" calcext:value-type="float">
            <text:p>19 500,0000</text:p>
          </table:table-cell>
          <table:table-cell table:formula="of:=[.S136]-[.T136]" office:value-type="float" office:value="-19500" calcext:value-type="float">
            <text:p>-1950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7229" calcext:value-type="float">
            <text:p>7 2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137]+([.M137]/20)+([.N137]/240)" office:value-type="float" office:value="0.25" calcext:value-type="float">
            <text:p>0,25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807.25" calcext:value-type="float">
            <text:p>1 807,2500</text:p>
          </table:table-cell>
          <table:table-cell table:formula="of:=[.S137]-[.T137]" office:value-type="float" office:value="-1807.25" calcext:value-type="float">
            <text:p>-1807,25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pièces</text:p>
          </table:table-cell>
          <table:table-cell office:value-type="float" office:value="98" calcext:value-type="float">
            <text:p>98,000</text:p>
          </table:table-cell>
          <table:table-cell table:number-columns-repeated="2"/>
          <table:table-cell table:style-name="ce25" table:formula="of:=[.L138]+([.M138]/20)+([.N138]/240)" office:value-type="float" office:value="98" calcext:value-type="float">
            <text:p>98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8722" calcext:value-type="float">
            <text:p>8 722,0000</text:p>
          </table:table-cell>
          <table:table-cell table:formula="of:=[.S138]-[.T138]" office:value-type="float" office:value="-8722" calcext:value-type="float">
            <text:p>-8722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uingnans dive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378" calcext:value-type="float">
            <text:p>4 378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5" table:formula="of:=[.L139]+([.M139]/20)+([.N139]/240)" office:value-type="float" office:value="20" calcext:value-type="float">
            <text:p>20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87560" calcext:value-type="float">
            <text:p>87 560,0000</text:p>
          </table:table-cell>
          <table:table-cell table:formula="of:=[.S139]-[.T139]" office:value-type="float" office:value="-87560" calcext:value-type="float">
            <text:p>-87560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040" calcext:value-type="float">
            <text:p>2 040,00</text:p>
          </table:table-cell>
          <table:table-cell office:value-type="string" calcext:value-type="string">
            <text:p>petits 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5" table:formula="of:=[.L140]+([.M140]/20)+([.N140]/240)" office:value-type="float" office:value="20" calcext:value-type="float">
            <text:p>20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40800" calcext:value-type="float">
            <text:p>40 800,0000</text:p>
          </table:table-cell>
          <table:table-cell table:formula="of:=[.S140]-[.T140]" office:value-type="float" office:value="-40800" calcext:value-type="float">
            <text:p>-4080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07" calcext:value-type="float">
            <text:p>407,00</text:p>
          </table:table-cell>
          <table:table-cell office:value-type="string" calcext:value-type="string">
            <text:p>en nombre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5" table:formula="of:=[.L141]+([.M141]/20)+([.N141]/240)" office:value-type="float" office:value="40" calcext:value-type="float">
            <text:p>40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16280" calcext:value-type="float">
            <text:p>16 280,0000</text:p>
          </table:table-cell>
          <table:table-cell table:formula="of:=[.S141]-[.T141]" office:value-type="float" office:value="-16280" calcext:value-type="float">
            <text:p>-16280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86" calcext:value-type="float">
            <text:p>286,00</text:p>
          </table:table-cell>
          <table:table-cell office:value-type="string" calcext:value-type="string">
            <text:p>livr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5" table:formula="of:=[.L142]+([.M142]/20)+([.N142]/240)" office:value-type="float" office:value="9" calcext:value-type="float">
            <text:p>9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2574" calcext:value-type="float">
            <text:p>2 574,0000</text:p>
          </table:table-cell>
          <table:table-cell table:formula="of:=[.S142]-[.T142]" office:value-type="float" office:value="-2574" calcext:value-type="float">
            <text:p>-2574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jupons pein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en nombre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5" table:formula="of:=[.L143]+([.M143]/20)+([.N143]/240)" office:value-type="float" office:value="24" calcext:value-type="float">
            <text:p>24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1584" calcext:value-type="float">
            <text:p>1 584,0000</text:p>
          </table:table-cell>
          <table:table-cell table:formula="of:=[.S143]-[.T143]" office:value-type="float" office:value="-1584" calcext:value-type="float">
            <text:p>-1584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569190" calcext:value-type="float">
            <text:p>569 190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25" table:formula="of:=[.L144]+([.M144]/20)+([.N144]/240)" office:value-type="float" office:value="0.1" calcext:value-type="float">
            <text:p>0,1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56919" calcext:value-type="float">
            <text:p>56 919,0000</text:p>
          </table:table-cell>
          <table:table-cell table:formula="of:=[.S144]-[.T144]" office:value-type="float" office:value="-56919" calcext:value-type="float">
            <text:p>-56919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5" table:formula="of:=[.L145]+([.M145]/20)+([.N145]/240)" office:value-type="float" office:value="80" calcext:value-type="float">
            <text:p>80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16000" calcext:value-type="float">
            <text:p>16 000,0000</text:p>
          </table:table-cell>
          <table:table-cell table:formula="of:=[.S145]-[.T145]" office:value-type="float" office:value="-16000" calcext:value-type="float">
            <text:p>-1600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ouchoirs de Benga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494" calcext:value-type="float">
            <text:p>1 494,00</text:p>
          </table:table-cell>
          <table:table-cell office:value-type="string" calcext:value-type="string">
            <text:p>pièce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25" table:formula="of:=[.L146]+([.M146]/20)+([.N146]/240)" office:value-type="float" office:value="23" calcext:value-type="float">
            <text:p>23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34362" calcext:value-type="float">
            <text:p>34 362,0000</text:p>
          </table:table-cell>
          <table:table-cell table:formula="of:=[.S146]-[.T146]" office:value-type="float" office:value="-34362" calcext:value-type="float">
            <text:p>-34362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37" calcext:value-type="float">
            <text:p>637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5" table:formula="of:=[.L147]+([.M147]/20)+([.N147]/240)" office:value-type="float" office:value="20" calcext:value-type="float">
            <text:p>20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2740" calcext:value-type="float">
            <text:p>12 740,0000</text:p>
          </table:table-cell>
          <table:table-cell table:formula="of:=[.S147]-[.T147]" office:value-type="float" office:value="-12740" calcext:value-type="float">
            <text:p>-12740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5" table:formula="of:=[.L148]+([.M148]/20)+([.N148]/240)" office:value-type="float" office:value="2" calcext:value-type="float">
            <text:p>2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56" calcext:value-type="float">
            <text:p>56,0000</text:p>
          </table:table-cell>
          <table:table-cell table:formula="of:=[.S148]-[.T148]" office:value-type="float" office:value="-56" calcext:value-type="float">
            <text:p>-56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25" table:formula="of:=[.L149]+([.M149]/20)+([.N149]/240)" office:value-type="float" office:value="21" calcext:value-type="float">
            <text:p>21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10500" calcext:value-type="float">
            <text:p>10 500,0000</text:p>
          </table:table-cell>
          <table:table-cell table:formula="of:=[.S149]-[.T149]" office:value-type="float" office:value="-10500" calcext:value-type="float">
            <text:p>-1050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30" calcext:value-type="float">
            <text:p>430,00</text:p>
          </table:table-cell>
          <table:table-cell office:value-type="string" calcext:value-type="string">
            <text:p>pièce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5" table:formula="of:=[.L150]+([.M150]/20)+([.N150]/240)" office:value-type="float" office:value="34" calcext:value-type="float">
            <text:p>34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14620" calcext:value-type="float">
            <text:p>14 620,0000</text:p>
          </table:table-cell>
          <table:table-cell table:formula="of:=[.S150]-[.T150]" office:value-type="float" office:value="-14620" calcext:value-type="float">
            <text:p>-1462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nel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247" calcext:value-type="float">
            <text:p>247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5" table:formula="of:=[.L151]+([.M151]/20)+([.N151]/240)" office:value-type="float" office:value="24" calcext:value-type="float">
            <text:p>24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5928" calcext:value-type="float">
            <text:p>5 928,0000</text:p>
          </table:table-cell>
          <table:table-cell table:formula="of:=[.S151]-[.T151]" office:value-type="float" office:value="-5928" calcext:value-type="float">
            <text:p>-5928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tonneaux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5" table:formula="of:=[.L152]+([.M152]/20)+([.N152]/240)" office:value-type="float" office:value="70" calcext:value-type="float">
            <text:p>70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2240" calcext:value-type="float">
            <text:p>2 240,0000</text:p>
          </table:table-cell>
          <table:table-cell table:formula="of:=[.S152]-[.T152]" office:value-type="float" office:value="-2240" calcext:value-type="float">
            <text:p>-224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0834" calcext:value-type="float">
            <text:p>10 834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5" table:formula="of:=[.L153]+([.M153]/20)+([.N153]/240)" office:value-type="float" office:value="2.5" calcext:value-type="float">
            <text:p>2,5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27085" calcext:value-type="float">
            <text:p>27 085,0000</text:p>
          </table:table-cell>
          <table:table-cell table:formula="of:=[.S153]-[.T153]" office:value-type="float" office:value="-27085" calcext:value-type="float">
            <text:p>-27085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138" calcext:value-type="float">
            <text:p>3 138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154]+([.M154]/20)+([.N154]/240)" office:value-type="float" office:value="12" calcext:value-type="float">
            <text:p>12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37656" calcext:value-type="float">
            <text:p>37 656,0000</text:p>
          </table:table-cell>
          <table:table-cell table:formula="of:=[.S154]-[.T154]" office:value-type="float" office:value="-37656" calcext:value-type="float">
            <text:p>-37656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400" calcext:value-type="float">
            <text:p>3 400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5" table:formula="of:=[.L155]+([.M155]/20)+([.N155]/240)" office:value-type="float" office:value="10" calcext:value-type="float">
            <text:p>10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34000" calcext:value-type="float">
            <text:p>34 000,0000</text:p>
          </table:table-cell>
          <table:table-cell table:formula="of:=[.S155]-[.T155]" office:value-type="float" office:value="-34000" calcext:value-type="float">
            <text:p>-3400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2829" calcext:value-type="float">
            <text:p>12 829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5" table:formula="of:=[.L156]+([.M156]/20)+([.N156]/240)" office:value-type="float" office:value="15" calcext:value-type="float">
            <text:p>15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92435" calcext:value-type="float">
            <text:p>192 435,0000</text:p>
          </table:table-cell>
          <table:table-cell table:formula="of:=[.S156]-[.T156]" office:value-type="float" office:value="-192435" calcext:value-type="float">
            <text:p>-192435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aux de veaux pass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400" calcext:value-type="float">
            <text:p>4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157]+([.M157]/20)+([.N157]/240)" office:value-type="float" office:value="1.5" calcext:value-type="float">
            <text:p>1,5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6600" calcext:value-type="float">
            <text:p>6 600,0000</text:p>
          </table:table-cell>
          <table:table-cell table:formula="of:=[.S157]-[.T157]" office:value-type="float" office:value="-6600" calcext:value-type="float">
            <text:p>-660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pièc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5" table:formula="of:=[.L158]+([.M158]/20)+([.N158]/240)" office:value-type="float" office:value="110" calcext:value-type="float">
            <text:p>110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330" calcext:value-type="float">
            <text:p>330,0000</text:p>
          </table:table-cell>
          <table:table-cell table:formula="of:=[.S158]-[.T158]" office:value-type="float" office:value="-330" calcext:value-type="float">
            <text:p>-330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alemporis blan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5" table:formula="of:=[.L159]+([.M159]/20)+([.N159]/240)" office:value-type="float" office:value="40" calcext:value-type="float">
            <text:p>40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2440" calcext:value-type="float">
            <text:p>2 440,0000</text:p>
          </table:table-cell>
          <table:table-cell table:formula="of:=[.S159]-[.T159]" office:value-type="float" office:value="-2440" calcext:value-type="float">
            <text:p>-2440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47" calcext:value-type="float">
            <text:p>147,00</text:p>
          </table:table-cell>
          <table:table-cell office:value-type="string" calcext:value-type="string">
            <text:p>muid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5" table:formula="of:=[.L160]+([.M160]/20)+([.N160]/240)" office:value-type="float" office:value="60" calcext:value-type="float">
            <text:p>60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8820" calcext:value-type="float">
            <text:p>8 820,0000</text:p>
          </table:table-cell>
          <table:table-cell table:formula="of:=[.S160]-[.T160]" office:value-type="float" office:value="-8820" calcext:value-type="float">
            <text:p>-882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souc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5" table:formula="of:=[.L161]+([.M161]/20)+([.N161]/240)" office:value-type="float" office:value="45" calcext:value-type="float">
            <text:p>45,0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4365" calcext:value-type="float">
            <text:p>4 365,0000</text:p>
          </table:table-cell>
          <table:table-cell table:formula="of:=[.S161]-[.T161]" office:value-type="float" office:value="-4365" calcext:value-type="float">
            <text:p>-4365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oye tan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46" calcext:value-type="float">
            <text:p>446,00</text:p>
          </table:table-cell>
          <table:table-cell office:value-type="string" calcext:value-type="string">
            <text:p>livr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162]+([.M162]/20)+([.N162]/240)" office:value-type="float" office:value="12" calcext:value-type="float">
            <text:p>12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5352" calcext:value-type="float">
            <text:p>5 352,0000</text:p>
          </table:table-cell>
          <table:table-cell table:formula="of:=[.S162]-[.T162]" office:value-type="float" office:value="-5352" calcext:value-type="float">
            <text:p>-5352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7616" calcext:value-type="float">
            <text:p>7 616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/>
          <table:table-cell table:style-name="ce23"/>
          <table:table-cell table:style-name="ce25" table:formula="of:=[.L163]+([.M163]/20)+([.N163]/240)" office:value-type="float" office:value="0.38" calcext:value-type="float">
            <text:p>0,38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2894.08" calcext:value-type="float">
            <text:p>2 894,0800</text:p>
          </table:table-cell>
          <table:table-cell table:formula="of:=[.S163]-[.T163]" office:value-type="float" office:value="-2894.08" calcext:value-type="float">
            <text:p>-2894,08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pis d'ind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pièces</text:p>
          </table:table-cell>
          <table:table-cell office:value-type="float" office:value="43" calcext:value-type="float">
            <text:p>43,000</text:p>
          </table:table-cell>
          <table:table-cell table:number-columns-repeated="2"/>
          <table:table-cell table:style-name="ce25" table:formula="of:=[.L164]+([.M164]/20)+([.N164]/240)" office:value-type="float" office:value="43" calcext:value-type="float">
            <text:p>43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688" calcext:value-type="float">
            <text:p>688,0000</text:p>
          </table:table-cell>
          <table:table-cell table:formula="of:=[.S164]-[.T164]" office:value-type="float" office:value="-688" calcext:value-type="float">
            <text:p>-688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pf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56" calcext:value-type="float">
            <text:p>156,00</text:p>
          </table:table-cell>
          <table:table-cell office:value-type="string" calcext:value-type="string">
            <text:p>pièc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5" table:formula="of:=[.L165]+([.M165]/20)+([.N165]/240)" office:value-type="float" office:value="14" calcext:value-type="float">
            <text:p>14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2184" calcext:value-type="float">
            <text:p>2 184,0000</text:p>
          </table:table-cell>
          <table:table-cell table:formula="of:=[.S165]-[.T165]" office:value-type="float" office:value="-2184" calcext:value-type="float">
            <text:p>-2184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8420" calcext:value-type="float">
            <text:p>38 42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5" table:formula="of:=[.L166]+([.M166]/20)+([.N166]/240)" office:value-type="float" office:value="3.75" calcext:value-type="float">
            <text:p>3,75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144075" calcext:value-type="float">
            <text:p>144 075,0000</text:p>
          </table:table-cell>
          <table:table-cell table:formula="of:=[.S166]-[.T166]" office:value-type="float" office:value="-144075" calcext:value-type="float">
            <text:p>-144075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à car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5" table:formula="of:=[.L167]+([.M167]/20)+([.N167]/240)" office:value-type="float" office:value="60" calcext:value-type="float">
            <text:p>60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2160" calcext:value-type="float">
            <text:p>2 160,0000</text:p>
          </table:table-cell>
          <table:table-cell table:formula="of:=[.S167]-[.T167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cot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5" table:formula="of:=[.L168]+([.M168]/20)+([.N168]/240)" office:value-type="float" office:value="50" calcext:value-type="float">
            <text:p>50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4250" calcext:value-type="float">
            <text:p>4 250,0000</text:p>
          </table:table-cell>
          <table:table-cell table:formula="of:=[.S168]-[.T168]" office:value-type="float" office:value="-4250" calcext:value-type="float">
            <text:p>-4250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cré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3430" calcext:value-type="float">
            <text:p>3 4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5" table:formula="of:=[.L169]+([.M169]/20)+([.N169]/240)" office:value-type="float" office:value="1.3" calcext:value-type="float">
            <text:p>1,3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4459" calcext:value-type="float">
            <text:p>4 459,0000</text:p>
          </table:table-cell>
          <table:table-cell table:formula="of:=[.S169]-[.T169]" office:value-type="float" office:value="-4459" calcext:value-type="float">
            <text:p>-4459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5514" calcext:value-type="float">
            <text:p>5 51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170]+([.M170]/20)+([.N170]/240)" office:value-type="float" office:value="1.5" calcext:value-type="float">
            <text:p>1,5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8271" calcext:value-type="float">
            <text:p>8 271,0000</text:p>
          </table:table-cell>
          <table:table-cell table:formula="of:=[.S170]-[.T170]" office:value-type="float" office:value="-8271" calcext:value-type="float">
            <text:p>-8271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80" calcext:value-type="float">
            <text:p>68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5" table:formula="of:=[.L171]+([.M171]/20)+([.N171]/240)" office:value-type="float" office:value="20" calcext:value-type="float">
            <text:p>20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13600" calcext:value-type="float">
            <text:p>13 600,0000</text:p>
          </table:table-cell>
          <table:table-cell table:formula="of:=[.S171]-[.T171]" office:value-type="float" office:value="-13600" calcext:value-type="float">
            <text:p>-1360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grat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174" calcext:value-type="float">
            <text:p>6 17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172]+([.M172]/20)+([.N172]/240)" office:value-type="float" office:value="1.5" calcext:value-type="float">
            <text:p>1,5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9261" calcext:value-type="float">
            <text:p>9 261,0000</text:p>
          </table:table-cell>
          <table:table-cell table:formula="of:=[.S172]-[.T172]" office:value-type="float" office:value="-9261" calcext:value-type="float">
            <text:p>-9261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8745" calcext:value-type="float">
            <text:p>8 74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5" table:formula="of:=[.L173]+([.M173]/20)+([.N173]/240)" office:value-type="float" office:value="2.25" calcext:value-type="float">
            <text:p>2,25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19676.25" calcext:value-type="float">
            <text:p>19 676,2500</text:p>
          </table:table-cell>
          <table:table-cell table:formula="of:=[.S173]-[.T173]" office:value-type="float" office:value="-19676.25" calcext:value-type="float">
            <text:p>-19676,25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25" table:formula="of:=[.L174]+([.M174]/20)+([.N174]/240)" office:value-type="float" office:value="125" calcext:value-type="float">
            <text:p>125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50000" calcext:value-type="float">
            <text:p>50 000,0000</text:p>
          </table:table-cell>
          <table:table-cell table:formula="of:=[.S174]-[.T174]" office:value-type="float" office:value="-50000" calcext:value-type="float">
            <text:p>-5000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6129" calcext:value-type="float">
            <text:p>6 129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5" table:formula="of:=[.L175]+([.M175]/20)+([.N175]/240)" office:value-type="float" office:value="18" calcext:value-type="float">
            <text:p>18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10322" calcext:value-type="float">
            <text:p>110 322,0000</text:p>
          </table:table-cell>
          <table:table-cell table:formula="of:=[.S175]-[.T175]" office:value-type="float" office:value="-110322" calcext:value-type="float">
            <text:p>-110322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rosc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a Hollande</text:p>
          </table:table-cell>
          <table:table-cell office:value-type="float" office:value="1470" calcext:value-type="float">
            <text:p>1 4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5" table:formula="of:=[.L176]+([.M176]/20)+([.N176]/240)" office:value-type="float" office:value="0.9" calcext:value-type="float">
            <text:p>0,9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1323" calcext:value-type="float">
            <text:p>1 323,0000</text:p>
          </table:table-cell>
          <table:table-cell table:formula="of:=[.S176]-[.T176]" office:value-type="float" office:value="-1323" calcext:value-type="float">
            <text:p>-1323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79972" calcext:value-type="float">
            <text:p>79 9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5" table:formula="of:=[.L177]+([.M177]/20)+([.N177]/240)" office:value-type="float" office:value="0.35" calcext:value-type="float">
            <text:p>0,35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27990.2" calcext:value-type="float">
            <text:p>27 990,2000</text:p>
          </table:table-cell>
          <table:table-cell table:formula="of:=[.S177]-[.T177]" office:value-type="float" office:value="-27990.2" calcext:value-type="float">
            <text:p>-27990,2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424000" calcext:value-type="float">
            <text:p>424 000,00</text:p>
          </table:table-cell>
          <table:table-cell office:value-type="string" calcext:value-type="string">
            <text:p>livres</text:p>
          </table:table-cell>
          <table:table-cell table:style-name="ce2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5" table:formula="of:=[.L178]+([.M178]/20)+([.N178]/240)" office:value-type="float" office:value="0.025" calcext:value-type="float">
            <text:p>0,025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10600" calcext:value-type="float">
            <text:p>10 600,0000</text:p>
          </table:table-cell>
          <table:table-cell table:formula="of:=[.S178]-[.T178]" office:value-type="float" office:value="-10600" calcext:value-type="float">
            <text:p>-10600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33281" calcext:value-type="float">
            <text:p>33 2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5" table:formula="of:=[.L179]+([.M179]/20)+([.N179]/240)" office:value-type="float" office:value="1.15" calcext:value-type="float">
            <text:p>1,15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38273.15" calcext:value-type="float">
            <text:p>38 273,1500</text:p>
          </table:table-cell>
          <table:table-cell table:formula="of:=[.S179]-[.T179]" office:value-type="float" office:value="-38273.15" calcext:value-type="float">
            <text:p>-38273,15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293476" calcext:value-type="float">
            <text:p>293 4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5" table:formula="of:=[.L180]+([.M180]/20)+([.N180]/240)" office:value-type="float" office:value="0.95" calcext:value-type="float">
            <text:p>0,95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278802.2" calcext:value-type="float">
            <text:p>278 802,2000</text:p>
          </table:table-cell>
          <table:table-cell table:formula="of:=[.S180]-[.T180]" office:value-type="float" office:value="-278802.2" calcext:value-type="float">
            <text:p>-278802,2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5" table:formula="of:=[.L181]+([.M181]/20)+([.N181]/240)" office:value-type="float" office:value="2" calcext:value-type="float">
            <text:p>2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1020" calcext:value-type="float">
            <text:p>1 020,0000</text:p>
          </table:table-cell>
          <table:table-cell table:formula="of:=[.S181]-[.T181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pièces</text:p>
          </table:table-cell>
          <table:table-cell office:value-type="float" office:value="98" calcext:value-type="float">
            <text:p>98,000</text:p>
          </table:table-cell>
          <table:table-cell table:number-columns-repeated="2"/>
          <table:table-cell table:style-name="ce25" table:formula="of:=[.L182]+([.M182]/20)+([.N182]/240)" office:value-type="float" office:value="98" calcext:value-type="float">
            <text:p>98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11760" calcext:value-type="float">
            <text:p>11 760,0000</text:p>
          </table:table-cell>
          <table:table-cell table:formula="of:=[.S182]-[.T182]" office:value-type="float" office:value="-11760" calcext:value-type="float">
            <text:p>-1176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livr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5" table:formula="of:=[.L183]+([.M183]/20)+([.N183]/240)" office:value-type="float" office:value="9" calcext:value-type="float">
            <text:p>9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1188" calcext:value-type="float">
            <text:p>1 188,0000</text:p>
          </table:table-cell>
          <table:table-cell table:formula="of:=[.S183]-[.T183]" office:value-type="float" office:value="-1188" calcext:value-type="float">
            <text:p>-1188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31500" calcext:value-type="float">
            <text:p>31 500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table:formula="of:=[.L184]+([.M184]/20)+([.N184]/240)" office:value-type="float" office:value="10.1" calcext:value-type="float">
            <text:p>10,1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318150" calcext:value-type="float">
            <text:p>318 150,0000</text:p>
          </table:table-cell>
          <table:table-cell table:formula="of:=[.S184]-[.T184]" office:value-type="float" office:value="-318150" calcext:value-type="float">
            <text:p>-318150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64000" calcext:value-type="float">
            <text:p>64 000,00</text:p>
          </table:table-cell>
          <table:table-cell office:value-type="string" calcext:value-type="string">
            <text:p>livres</text:p>
          </table:table-cell>
          <table:table-cell table:style-name="ce21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5" table:formula="of:=[.L185]+([.M185]/20)+([.N185]/240)" office:value-type="float" office:value="0.025" calcext:value-type="float">
            <text:p>0,025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1600" calcext:value-type="float">
            <text:p>1 600,0000</text:p>
          </table:table-cell>
          <table:table-cell table:formula="of:=[.S185]-[.T185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186]+([.M186]/20)+([.N186]/240)" office:value-type="float" office:value="12" calcext:value-type="float">
            <text:p>12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1440" calcext:value-type="float">
            <text:p>1 440,0000</text:p>
          </table:table-cell>
          <table:table-cell table:formula="of:=[.S186]-[.T186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5" table:formula="of:=[.L187]+([.M187]/20)+([.N187]/240)" office:value-type="float" office:value="10" calcext:value-type="float">
            <text:p>10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1400" calcext:value-type="float">
            <text:p>1 400,0000</text:p>
          </table:table-cell>
          <table:table-cell table:formula="of:=[.S187]-[.T187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12409" calcext:value-type="float">
            <text:p>12 40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5" table:formula="of:=[.L188]+([.M188]/20)+([.N188]/240)" office:value-type="float" office:value="2.4" calcext:value-type="float">
            <text:p>2,4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29781.6" calcext:value-type="float">
            <text:p>29 781,6000</text:p>
          </table:table-cell>
          <table:table-cell table:formula="of:=[.S188]-[.T188]" office:value-type="float" office:value="-29781.6" calcext:value-type="float">
            <text:p>-29781,6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79845" calcext:value-type="float">
            <text:p>79 8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5" table:formula="of:=[.L189]+([.M189]/20)+([.N189]/240)" office:value-type="float" office:value="0.2" calcext:value-type="float">
            <text:p>0,2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15969" calcext:value-type="float">
            <text:p>15 969,0000</text:p>
          </table:table-cell>
          <table:table-cell table:formula="of:=[.S189]-[.T189]" office:value-type="float" office:value="-15969" calcext:value-type="float">
            <text:p>-15969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alemporis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5" table:formula="of:=[.L190]+([.M190]/20)+([.N190]/240)" office:value-type="float" office:value="40" calcext:value-type="float">
            <text:p>40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6400" calcext:value-type="float">
            <text:p>6 400,0000</text:p>
          </table:table-cell>
          <table:table-cell table:formula="of:=[.S190]-[.T190]" office:value-type="float" office:value="-6400" calcext:value-type="float">
            <text:p>-6400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301" calcext:value-type="float">
            <text:p>301,00</text:p>
          </table:table-cell>
          <table:table-cell office:value-type="string" calcext:value-type="string">
            <text:p>muid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5" table:formula="of:=[.L191]+([.M191]/20)+([.N191]/240)" office:value-type="float" office:value="60" calcext:value-type="float">
            <text:p>60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18060" calcext:value-type="float">
            <text:p>18 060,0000</text:p>
          </table:table-cell>
          <table:table-cell table:formula="of:=[.S191]-[.T191]" office:value-type="float" office:value="-18060" calcext:value-type="float">
            <text:p>-1806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531872" calcext:value-type="float">
            <text:p>531 8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5" table:formula="of:=[.L192]+([.M192]/20)+([.N192]/240)" office:value-type="float" office:value="0.3625" calcext:value-type="float">
            <text:p>0,3625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192803.6" calcext:value-type="float">
            <text:p>192 803,6000</text:p>
          </table:table-cell>
          <table:table-cell table:formula="of:=[.S192]-[.T192]" office:value-type="float" office:value="-192803.6" calcext:value-type="float">
            <text:p>-192803,6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237337" calcext:value-type="float">
            <text:p>237 3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25" table:formula="of:=[.L193]+([.M193]/20)+([.N193]/240)" office:value-type="float" office:value="0.5625" calcext:value-type="float">
            <text:p>0,5625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133502.0625" calcext:value-type="float">
            <text:p>133 502,0625</text:p>
          </table:table-cell>
          <table:table-cell table:formula="of:=[.S193]-[.T193]" office:value-type="float" office:value="-133502.0625" calcext:value-type="float">
            <text:p>-133502,06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abac en poud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15614" calcext:value-type="float">
            <text:p>15 614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5" table:formula="of:=[.L194]+([.M194]/20)+([.N194]/240)" office:value-type="float" office:value="4" calcext:value-type="float">
            <text:p>4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62456" calcext:value-type="float">
            <text:p>62 456,0000</text:p>
          </table:table-cell>
          <table:table-cell table:formula="of:=[.S194]-[.T194]" office:value-type="float" office:value="-62456" calcext:value-type="float">
            <text:p>-62456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grat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195]+([.M195]/20)+([.N195]/240)" office:value-type="float" office:value="1.5" calcext:value-type="float">
            <text:p>1,5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1500" calcext:value-type="float">
            <text:p>1 500,0000</text:p>
          </table:table-cell>
          <table:table-cell table:formula="of:=[.S195]-[.T195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rosc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Nord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5" table:formula="of:=[.L196]+([.M196]/20)+([.N196]/240)" office:value-type="float" office:value="0.9" calcext:value-type="float">
            <text:p>0,9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1800" calcext:value-type="float">
            <text:p>1 800,0000</text:p>
          </table:table-cell>
          <table:table-cell table:formula="of:=[.S196]-[.T196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5" table:formula="of:=[.L197]+([.M197]/20)+([.N197]/240)" office:value-type="float" office:value="24" calcext:value-type="float">
            <text:p>24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360" calcext:value-type="float">
            <text:p>360,0000</text:p>
          </table:table-cell>
          <table:table-cell table:formula="of:=[.S197]-[.T197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nnets de f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5" table:formula="of:=[.L198]+([.M198]/20)+([.N198]/240)" office:value-type="float" office:value="3" calcext:value-type="float">
            <text:p>3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45" calcext:value-type="float">
            <text:p>45,0000</text:p>
          </table:table-cell>
          <table:table-cell table:formula="of:=[.S198]-[.T198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emi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342" calcext:value-type="float">
            <text:p>342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L199]+([.M199]/20)+([.N199]/240)" office:value-type="float" office:value="7.5" calcext:value-type="float">
            <text:p>7,5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2565" calcext:value-type="float">
            <text:p>2 565,0000</text:p>
          </table:table-cell>
          <table:table-cell table:formula="of:=[.S199]-[.T199]" office:value-type="float" office:value="-2565" calcext:value-type="float">
            <text:p>-2565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r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504" calcext:value-type="float">
            <text:p>5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5" table:formula="of:=[.L200]+([.M200]/20)+([.N200]/240)" office:value-type="float" office:value="0.6" calcext:value-type="float">
            <text:p>0,6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302.4" calcext:value-type="float">
            <text:p>302,4000</text:p>
          </table:table-cell>
          <table:table-cell table:formula="of:=[.S200]-[.T200]" office:value-type="float" office:value="-302.4" calcext:value-type="float">
            <text:p>-302,4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il de coul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426" calcext:value-type="float">
            <text:p>42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5" table:formula="of:=[.L201]+([.M201]/20)+([.N201]/240)" office:value-type="float" office:value="2.25" calcext:value-type="float">
            <text:p>2,25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958.5" calcext:value-type="float">
            <text:p>958,5000</text:p>
          </table:table-cell>
          <table:table-cell table:formula="of:=[.S201]-[.T201]" office:value-type="float" office:value="-958.5" calcext:value-type="float">
            <text:p>-958,5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202]+([.M202]/20)+([.N202]/240)" office:value-type="float" office:value="12" calcext:value-type="float">
            <text:p>12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440" calcext:value-type="float">
            <text:p>1 440,0000</text:p>
          </table:table-cell>
          <table:table-cell table:formula="of:=[.S202]-[.T202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bulle blan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33894" calcext:value-type="float">
            <text:p>33 894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5" table:formula="of:=[.L203]+([.M203]/20)+([.N203]/240)" office:value-type="float" office:value="4" calcext:value-type="float">
            <text:p>4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135576" calcext:value-type="float">
            <text:p>135 576,0000</text:p>
          </table:table-cell>
          <table:table-cell table:formula="of:=[.S203]-[.T203]" office:value-type="float" office:value="-135576" calcext:value-type="float">
            <text:p>-135576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572" calcext:value-type="float">
            <text:p>572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5" table:formula="of:=[.L204]+([.M204]/20)+([.N204]/240)" office:value-type="float" office:value="15" calcext:value-type="float">
            <text:p>15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8580" calcext:value-type="float">
            <text:p>8 580,0000</text:p>
          </table:table-cell>
          <table:table-cell table:formula="of:=[.S204]-[.T204]" office:value-type="float" office:value="-8580" calcext:value-type="float">
            <text:p>-8580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aux de génisse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0549" calcext:value-type="float">
            <text:p>10 549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5" table:formula="of:=[.L205]+([.M205]/20)+([.N205]/240)" office:value-type="float" office:value="18" calcext:value-type="float">
            <text:p>18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89882" calcext:value-type="float">
            <text:p>189 882,0000</text:p>
          </table:table-cell>
          <table:table-cell table:formula="of:=[.S205]-[.T205]" office:value-type="float" office:value="-189882" calcext:value-type="float">
            <text:p>-189882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aux de moutons pass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584.5" calcext:value-type="float">
            <text:p>584,5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206]+([.M206]/20)+([.N206]/240)" office:value-type="float" office:value="12" calcext:value-type="float">
            <text:p>12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7014" calcext:value-type="float">
            <text:p>7 014,0000</text:p>
          </table:table-cell>
          <table:table-cell table:formula="of:=[.S206]-[.T206]" office:value-type="float" office:value="-7014" calcext:value-type="float">
            <text:p>-7014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7516.5" calcext:value-type="float">
            <text:p>7 516,5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5" table:formula="of:=[.L207]+([.M207]/20)+([.N207]/240)" office:value-type="float" office:value="36" calcext:value-type="float">
            <text:p>36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270594" calcext:value-type="float">
            <text:p>270 594,0000</text:p>
          </table:table-cell>
          <table:table-cell table:formula="of:=[.S207]-[.T207]" office:value-type="float" office:value="-270594" calcext:value-type="float">
            <text:p>-270594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uzaines</text:p>
          </table:table-cell>
          <table:table-cell table:style-name="ce21" office:value-type="float" office:value="48" calcext:value-type="float">
            <text:p>48,000</text:p>
          </table:table-cell>
          <table:table-cell table:style-name="ce23" table:number-columns-repeated="2"/>
          <table:table-cell table:style-name="ce25" table:formula="of:=[.L208]+([.M208]/20)+([.N208]/240)" office:value-type="float" office:value="48" calcext:value-type="float">
            <text:p>48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576" calcext:value-type="float">
            <text:p>576,0000</text:p>
          </table:table-cell>
          <table:table-cell table:formula="of:=[.S208]-[.T208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172" calcext:value-type="float">
            <text:p>17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5" table:formula="of:=[.L209]+([.M209]/20)+([.N209]/240)" office:value-type="float" office:value="3.75" calcext:value-type="float">
            <text:p>3,75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645" calcext:value-type="float">
            <text:p>645,0000</text:p>
          </table:table-cell>
          <table:table-cell table:formula="of:=[.S209]-[.T209]" office:value-type="float" office:value="-645" calcext:value-type="float">
            <text:p>-645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à car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334" calcext:value-type="float">
            <text:p>33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210]+([.M210]/20)+([.N210]/240)" office:value-type="float" office:value="1.5" calcext:value-type="float">
            <text:p>1,5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501" calcext:value-type="float">
            <text:p>501,0000</text:p>
          </table:table-cell>
          <table:table-cell table:formula="of:=[.S210]-[.T210]" office:value-type="float" office:value="-501" calcext:value-type="float">
            <text:p>-501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cré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7350" calcext:value-type="float">
            <text:p>7 3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5" table:formula="of:=[.L211]+([.M211]/20)+([.N211]/240)" office:value-type="float" office:value="1.3" calcext:value-type="float">
            <text:p>1,3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9555" calcext:value-type="float">
            <text:p>9 555,0000</text:p>
          </table:table-cell>
          <table:table-cell table:formula="of:=[.S211]-[.T211]" office:value-type="float" office:value="-9555" calcext:value-type="float">
            <text:p>-9555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22703" calcext:value-type="float">
            <text:p>22 70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212]+([.M212]/20)+([.N212]/240)" office:value-type="float" office:value="1.5" calcext:value-type="float">
            <text:p>1,5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34054.5" calcext:value-type="float">
            <text:p>34 054,5000</text:p>
          </table:table-cell>
          <table:table-cell table:formula="of:=[.S212]-[.T212]" office:value-type="float" office:value="-34054.5" calcext:value-type="float">
            <text:p>-34054,5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grat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3626" calcext:value-type="float">
            <text:p>3 62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213]+([.M213]/20)+([.N213]/240)" office:value-type="float" office:value="1.5" calcext:value-type="float">
            <text:p>1,5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5439" calcext:value-type="float">
            <text:p>5 439,0000</text:p>
          </table:table-cell>
          <table:table-cell table:formula="of:=[.S213]-[.T213]" office:value-type="float" office:value="-5439" calcext:value-type="float">
            <text:p>-5439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21530" calcext:value-type="float">
            <text:p>21 5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214]+([.M214]/20)+([.N214]/240)" office:value-type="float" office:value="1.5" calcext:value-type="float">
            <text:p>1,5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32295" calcext:value-type="float">
            <text:p>32 295,0000</text:p>
          </table:table-cell>
          <table:table-cell table:formula="of:=[.S214]-[.T214]" office:value-type="float" office:value="-32295" calcext:value-type="float">
            <text:p>-32295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9531" calcext:value-type="float">
            <text:p>9 53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5" table:formula="of:=[.L215]+([.M215]/20)+([.N215]/240)" office:value-type="float" office:value="2.25" calcext:value-type="float">
            <text:p>2,25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21444.75" calcext:value-type="float">
            <text:p>21 444,7500</text:p>
          </table:table-cell>
          <table:table-cell table:formula="of:=[.S215]-[.T215]" office:value-type="float" office:value="-21444.75" calcext:value-type="float">
            <text:p>-21444,75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2110" calcext:value-type="float">
            <text:p>2 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5" table:formula="of:=[.L216]+([.M216]/20)+([.N216]/240)" office:value-type="float" office:value="2.5" calcext:value-type="float">
            <text:p>2,5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5275" calcext:value-type="float">
            <text:p>5 275,0000</text:p>
          </table:table-cell>
          <table:table-cell table:formula="of:=[.S216]-[.T216]" office:value-type="float" office:value="-5275" calcext:value-type="float">
            <text:p>-5275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Pouldavy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5" table:formula="of:=[.L217]+([.M217]/20)+([.N217]/240)" office:value-type="float" office:value="2" calcext:value-type="float">
            <text:p>2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60" calcext:value-type="float">
            <text:p>60,0000</text:p>
          </table:table-cell>
          <table:table-cell table:formula="of:=[.S217]-[.T217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rosco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 Portugal</text:p>
          </table:table-cell>
          <table:table-cell office:value-type="float" office:value="294" calcext:value-type="float">
            <text:p>29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5" table:formula="of:=[.L218]+([.M218]/20)+([.N218]/240)" office:value-type="float" office:value="0.9" calcext:value-type="float">
            <text:p>0,9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264.6" calcext:value-type="float">
            <text:p>264,6000</text:p>
          </table:table-cell>
          <table:table-cell table:formula="of:=[.S218]-[.T218]" office:value-type="float" office:value="-264.6" calcext:value-type="float">
            <text:p>-264,6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41315" calcext:value-type="float">
            <text:p>41 3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219]+([.M219]/20)+([.N219]/240)" office:value-type="float" office:value="0.25" calcext:value-type="float">
            <text:p>0,25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10328.75" calcext:value-type="float">
            <text:p>10 328,7500</text:p>
          </table:table-cell>
          <table:table-cell table:formula="of:=[.S219]-[.T219]" office:value-type="float" office:value="-10328.75" calcext:value-type="float">
            <text:p>-10328,75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etits 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5" table:formula="of:=[.L220]+([.M220]/20)+([.N220]/240)" office:value-type="float" office:value="10" calcext:value-type="float">
            <text:p>10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20" calcext:value-type="float">
            <text:p>20,0000</text:p>
          </table:table-cell>
          <table:table-cell table:formula="of:=[.S220]-[.T220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36980" calcext:value-type="float">
            <text:p>36 980,00</text:p>
          </table:table-cell>
          <table:table-cell office:value-type="string" calcext:value-type="string">
            <text:p>livres</text:p>
          </table:table-cell>
          <table:table-cell/>
          <table:table-cell table:style-name="ce20" office:value-type="float" office:value="7" calcext:value-type="float">
            <text:p>7,000</text:p>
          </table:table-cell>
          <table:table-cell/>
          <table:table-cell table:style-name="ce25" table:formula="of:=[.L221]+([.M221]/20)+([.N221]/240)" office:value-type="float" office:value="0.35" calcext:value-type="float">
            <text:p>0,35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12943" calcext:value-type="float">
            <text:p>12 943,0000</text:p>
          </table:table-cell>
          <table:table-cell table:formula="of:=[.S221]-[.T221]" office:value-type="float" office:value="-12943" calcext:value-type="float">
            <text:p>-12943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ie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style-name="ce20"/>
          <table:table-cell/>
          <table:table-cell table:style-name="ce25" table:formula="of:=[.L222]+([.M222]/20)+([.N222]/240)" office:value-type="float" office:value="25" calcext:value-type="float">
            <text:p>25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200" calcext:value-type="float">
            <text:p>200,0000</text:p>
          </table:table-cell>
          <table:table-cell table:formula="of:=[.S222]-[.T222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biscui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80100" calcext:value-type="float">
            <text:p>80 100,00</text:p>
          </table:table-cell>
          <table:table-cell office:value-type="string" calcext:value-type="string">
            <text:p>livres</text:p>
          </table:table-cell>
          <table:table-cell/>
          <table:table-cell table:style-name="ce20" office:value-type="float" office:value="4" calcext:value-type="float">
            <text:p>4,000</text:p>
          </table:table-cell>
          <table:table-cell/>
          <table:table-cell table:style-name="ce25" table:formula="of:=[.L223]+([.M223]/20)+([.N223]/240)" office:value-type="float" office:value="0.2" calcext:value-type="float">
            <text:p>0,2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16020" calcext:value-type="float">
            <text:p>16 020,0000</text:p>
          </table:table-cell>
          <table:table-cell table:formula="of:=[.S223]-[.T223]" office:value-type="float" office:value="-16020" calcext:value-type="float">
            <text:p>-16020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briq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milliers</text:p>
          </table:table-cell>
          <table:table-cell office:value-type="float" office:value="18" calcext:value-type="float">
            <text:p>18,000</text:p>
          </table:table-cell>
          <table:table-cell table:style-name="ce20"/>
          <table:table-cell/>
          <table:table-cell table:style-name="ce25" table:formula="of:=[.L224]+([.M224]/20)+([.N224]/240)" office:value-type="float" office:value="18" calcext:value-type="float">
            <text:p>18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360" calcext:value-type="float">
            <text:p>360,0000</text:p>
          </table:table-cell>
          <table:table-cell table:formula="of:=[.S224]-[.T224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artes à jou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/>
          <table:table-cell table:style-name="ce20" office:value-type="float" office:value="45" calcext:value-type="float">
            <text:p>45,000</text:p>
          </table:table-cell>
          <table:table-cell/>
          <table:table-cell table:style-name="ce25" table:formula="of:=[.L225]+([.M225]/20)+([.N225]/240)" office:value-type="float" office:value="2.25" calcext:value-type="float">
            <text:p>2,25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90" calcext:value-type="float">
            <text:p>90,0000</text:p>
          </table:table-cell>
          <table:table-cell table:formula="of:=[.S225]-[.T225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pacquets</text:p>
          </table:table-cell>
          <table:table-cell/>
          <table:table-cell table:style-name="ce20" office:value-type="float" office:value="50" calcext:value-type="float">
            <text:p>50,000</text:p>
          </table:table-cell>
          <table:table-cell/>
          <table:table-cell table:style-name="ce25" table:formula="of:=[.L226]+([.M226]/20)+([.N226]/240)" office:value-type="float" office:value="2.5" calcext:value-type="float">
            <text:p>2,5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562.5" calcext:value-type="float">
            <text:p>562,5000</text:p>
          </table:table-cell>
          <table:table-cell table:formula="of:=[.S226]-[.T226]" office:value-type="float" office:value="-562.5" calcext:value-type="float">
            <text:p>-562,5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700" calcext:value-type="float">
            <text:p>1 700,00</text:p>
          </table:table-cell>
          <table:table-cell office:value-type="string" calcext:value-type="string">
            <text:p>livres</text:p>
          </table:table-cell>
          <table:table-cell/>
          <table:table-cell table:style-name="ce20" office:value-type="float" office:value="10" calcext:value-type="float">
            <text:p>10,000</text:p>
          </table:table-cell>
          <table:table-cell/>
          <table:table-cell table:style-name="ce25" table:formula="of:=[.L227]+([.M227]/20)+([.N227]/240)" office:value-type="float" office:value="0.5" calcext:value-type="float">
            <text:p>0,5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850" calcext:value-type="float">
            <text:p>850,0000</text:p>
          </table:table-cell>
          <table:table-cell table:formula="of:=[.S227]-[.T227]" office:value-type="float" office:value="-850" calcext:value-type="float">
            <text:p>-850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style-name="ce20"/>
          <table:table-cell/>
          <table:table-cell table:style-name="ce25" table:formula="of:=[.L228]+([.M228]/20)+([.N228]/240)" office:value-type="float" office:value="12" calcext:value-type="float">
            <text:p>12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288" calcext:value-type="float">
            <text:p>288,0000</text:p>
          </table:table-cell>
          <table:table-cell table:formula="of:=[.S228]-[.T228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style-name="ce20" office:value-type="float" office:value="10" calcext:value-type="float">
            <text:p>10,000</text:p>
          </table:table-cell>
          <table:table-cell/>
          <table:table-cell table:style-name="ce25" table:formula="of:=[.L229]+([.M229]/20)+([.N229]/240)" office:value-type="float" office:value="7.5" calcext:value-type="float">
            <text:p>7,5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1125" calcext:value-type="float">
            <text:p>1 125,0000</text:p>
          </table:table-cell>
          <table:table-cell table:formula="of:=[.S229]-[.T229]" office:value-type="float" office:value="-1125" calcext:value-type="float">
            <text:p>-1125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hemises non garni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703" calcext:value-type="float">
            <text:p>703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style-name="ce20"/>
          <table:table-cell/>
          <table:table-cell table:style-name="ce25" table:formula="of:=[.L230]+([.M230]/20)+([.N230]/240)" office:value-type="float" office:value="5" calcext:value-type="float">
            <text:p>5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3515" calcext:value-type="float">
            <text:p>3 515,0000</text:p>
          </table:table-cell>
          <table:table-cell table:formula="of:=[.S230]-[.T230]" office:value-type="float" office:value="-3515" calcext:value-type="float">
            <text:p>-3515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style-name="ce20"/>
          <table:table-cell/>
          <table:table-cell table:style-name="ce25" table:formula="of:=[.L231]+([.M231]/20)+([.N231]/240)" office:value-type="float" office:value="20" calcext:value-type="float">
            <text:p>20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440" calcext:value-type="float">
            <text:p>440,0000</text:p>
          </table:table-cell>
          <table:table-cell table:formula="of:=[.S231]-[.T231]" office:value-type="float" office:value="-440" calcext:value-type="float">
            <text:p>-440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5" table:formula="of:=[.L232]+([.M232]/20)+([.N232]/240)" office:value-type="float" office:value="0.3" calcext:value-type="float">
            <text:p>0,3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300" calcext:value-type="float">
            <text:p>300,0000</text:p>
          </table:table-cell>
          <table:table-cell table:formula="of:=[.S232]-[.T232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rdag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4900" calcext:value-type="float">
            <text:p>4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5" table:formula="of:=[.L233]+([.M233]/20)+([.N233]/240)" office:value-type="float" office:value="0.3" calcext:value-type="float">
            <text:p>0,3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1470" calcext:value-type="float">
            <text:p>1 470,0000</text:p>
          </table:table-cell>
          <table:table-cell table:formula="of:=[.S233]-[.T233]" office:value-type="float" office:value="-1470" calcext:value-type="float">
            <text:p>-1470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430" calcext:value-type="float">
            <text:p>430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5" table:formula="of:=[.L234]+([.M234]/20)+([.N234]/240)" office:value-type="float" office:value="12" calcext:value-type="float">
            <text:p>12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5160" calcext:value-type="float">
            <text:p>5 160,0000</text:p>
          </table:table-cell>
          <table:table-cell table:formula="of:=[.S234]-[.T234]" office:value-type="float" office:value="-5160" calcext:value-type="float">
            <text:p>-5160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17" calcext:value-type="float">
            <text:p>217,00</text:p>
          </table:table-cell>
          <table:table-cell office:value-type="string" calcext:value-type="string">
            <text:p>veltes</text:p>
          </table:table-cell>
          <table:table-cell office:value-type="float" office:value="2" calcext:value-type="float">
            <text:p>2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 table:formula="of:=[.L235]+([.M235]/20)+([.N235]/240)" office:value-type="float" office:value="2.4" calcext:value-type="float">
            <text:p>2,4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520.8" calcext:value-type="float">
            <text:p>520,8000</text:p>
          </table:table-cell>
          <table:table-cell table:formula="of:=[.S235]-[.T235]" office:value-type="float" office:value="-520.8" calcext:value-type="float">
            <text:p>-520,8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90556" calcext:value-type="float">
            <text:p>290 5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5" table:formula="of:=[.L236]+([.M236]/20)+([.N236]/240)" office:value-type="float" office:value="0.15" calcext:value-type="float">
            <text:p>0,15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43583.4" calcext:value-type="float">
            <text:p>43 583,4000</text:p>
          </table:table-cell>
          <table:table-cell table:formula="of:=[.S236]-[.T236]" office:value-type="float" office:value="-43583.4" calcext:value-type="float">
            <text:p>-43583,4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5" table:formula="of:=[.L237]+([.M237]/20)+([.N237]/240)" office:value-type="float" office:value="0.15" calcext:value-type="float">
            <text:p>0,15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72" calcext:value-type="float">
            <text:p>72,0000</text:p>
          </table:table-cell>
          <table:table-cell table:formula="of:=[.S237]-[.T237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boisseaux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5" table:formula="of:=[.L238]+([.M238]/20)+([.N238]/240)" office:value-type="float" office:value="6" calcext:value-type="float">
            <text:p>6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840" calcext:value-type="float">
            <text:p>840,0000</text:p>
          </table:table-cell>
          <table:table-cell table:formula="of:=[.S238]-[.T238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ans de pea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5" table:formula="of:=[.L239]+([.M239]/20)+([.N239]/240)" office:value-type="float" office:value="3.6" calcext:value-type="float">
            <text:p>3,6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10.8" calcext:value-type="float">
            <text:p>10,8000</text:p>
          </table:table-cell>
          <table:table-cell table:formula="of:=[.S239]-[.T239]" office:value-type="float" office:value="-10.8" calcext:value-type="float">
            <text:p>-10,8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aul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5" table:formula="of:=[.L240]+([.M240]/20)+([.N240]/240)" office:value-type="float" office:value="0.75" calcext:value-type="float">
            <text:p>0,75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16.5" calcext:value-type="float">
            <text:p>16,5000</text:p>
          </table:table-cell>
          <table:table-cell table:formula="of:=[.S240]-[.T240]" office:value-type="float" office:value="-16.5" calcext:value-type="float">
            <text:p>-16,5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785" calcext:value-type="float">
            <text:p>1 7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241]+([.M241]/20)+([.N241]/240)" office:value-type="float" office:value="0.25" calcext:value-type="float">
            <text:p>0,25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446.25" calcext:value-type="float">
            <text:p>446,2500</text:p>
          </table:table-cell>
          <table:table-cell table:formula="of:=[.S241]-[.T241]" office:value-type="float" office:value="-446.25" calcext:value-type="float">
            <text:p>-446,25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amack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5" table:formula="of:=[.L242]+([.M242]/20)+([.N242]/240)" office:value-type="float" office:value="8" calcext:value-type="float">
            <text:p>8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1344" calcext:value-type="float">
            <text:p>1 344,0000</text:p>
          </table:table-cell>
          <table:table-cell table:formula="of:=[.S242]-[.T242]" office:value-type="float" office:value="-1344" calcext:value-type="float">
            <text:p>-1344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34" calcext:value-type="float">
            <text:p>134,00</text:p>
          </table:table-cell>
          <table:table-cell office:value-type="string" calcext:value-type="string">
            <text:p>petits 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5" table:formula="of:=[.L243]+([.M243]/20)+([.N243]/240)" office:value-type="float" office:value="20" calcext:value-type="float">
            <text:p>20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2680" calcext:value-type="float">
            <text:p>2 680,0000</text:p>
          </table:table-cell>
          <table:table-cell table:formula="of:=[.S243]-[.T243]" office:value-type="float" office:value="-2680" calcext:value-type="float">
            <text:p>-268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5" table:formula="of:=[.L244]+([.M244]/20)+([.N244]/240)" office:value-type="float" office:value="0.4" calcext:value-type="float">
            <text:p>0,4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180" calcext:value-type="float">
            <text:p>180,0000</text:p>
          </table:table-cell>
          <table:table-cell table:formula="of:=[.S244]-[.T244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470" calcext:value-type="float">
            <text:p>4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245]+([.M245]/20)+([.N245]/240)" office:value-type="float" office:value="0.25" calcext:value-type="float">
            <text:p>0,25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117.5" calcext:value-type="float">
            <text:p>117,5000</text:p>
          </table:table-cell>
          <table:table-cell table:formula="of:=[.S245]-[.T245]" office:value-type="float" office:value="-117.5" calcext:value-type="float">
            <text:p>-117,5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5" table:formula="of:=[.L246]+([.M246]/20)+([.N246]/240)" office:value-type="float" office:value="35" calcext:value-type="float">
            <text:p>35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210" calcext:value-type="float">
            <text:p>210,0000</text:p>
          </table:table-cell>
          <table:table-cell table:formula="of:=[.S246]-[.T246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03563" calcext:value-type="float">
            <text:p>103 56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" table:formula="of:=[.L247]+([.M247]/20)+([.N247]/240)" office:value-type="float" office:value="0.25" calcext:value-type="float">
            <text:p>0,25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25890.75" calcext:value-type="float">
            <text:p>25 890,7500</text:p>
          </table:table-cell>
          <table:table-cell table:formula="of:=[.S247]-[.T247]" office:value-type="float" office:value="-25890.75" calcext:value-type="float">
            <text:p>-25890,75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matela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430" calcext:value-type="float">
            <text:p>43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5" table:formula="of:=[.L248]+([.M248]/20)+([.N248]/240)" office:value-type="float" office:value="5" calcext:value-type="float">
            <text:p>5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2150" calcext:value-type="float">
            <text:p>2 150,0000</text:p>
          </table:table-cell>
          <table:table-cell table:formula="of:=[.S248]-[.T248]" office:value-type="float" office:value="-2150" calcext:value-type="float">
            <text:p>-2150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5" table:formula="of:=[.L249]+([.M249]/20)+([.N249]/240)" office:value-type="float" office:value="2.25" calcext:value-type="float">
            <text:p>2,25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177.75" calcext:value-type="float">
            <text:p>177,7500</text:p>
          </table:table-cell>
          <table:table-cell table:formula="of:=[.S249]-[.T249]" office:value-type="float" office:value="-177.75" calcext:value-type="float">
            <text:p>-177,75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5" table:formula="of:=[.L250]+([.M250]/20)+([.N250]/240)" office:value-type="float" office:value="1" calcext:value-type="float">
            <text:p>1,0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73" calcext:value-type="float">
            <text:p>73,0000</text:p>
          </table:table-cell>
          <table:table-cell table:formula="of:=[.S250]-[.T250]" office:value-type="float" office:value="-73" calcext:value-type="float">
            <text:p>-73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875" calcext:value-type="float">
            <text:p>875,00</text:p>
          </table:table-cell>
          <table:table-cell office:value-type="string" calcext:value-type="string">
            <text:p>boisseaux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5" table:formula="of:=[.L251]+([.M251]/20)+([.N251]/240)" office:value-type="float" office:value="7" calcext:value-type="float">
            <text:p>7,0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6125" calcext:value-type="float">
            <text:p>6 125,0000</text:p>
          </table:table-cell>
          <table:table-cell table:formula="of:=[.S251]-[.T251]" office:value-type="float" office:value="-6125" calcext:value-type="float">
            <text:p>-6125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poutreau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5" table:formula="of:=[.L252]+([.M252]/20)+([.N252]/240)" office:value-type="float" office:value="3" calcext:value-type="float">
            <text:p>3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18" calcext:value-type="float">
            <text:p>18,0000</text:p>
          </table:table-cell>
          <table:table-cell table:formula="of:=[.S252]-[.T252]" office:value-type="float" office:value="-18" calcext:value-type="float">
            <text:p>-18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table:style-name="ce8" office:value-type="string" calcext:value-type="string">
            <text:p>sauciss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etits 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5" table:formula="of:=[.L253]+([.M253]/20)+([.N253]/240)" office:value-type="float" office:value="24" calcext:value-type="float">
            <text:p>24,0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576" calcext:value-type="float">
            <text:p>576,0000</text:p>
          </table:table-cell>
          <table:table-cell table:formula="of:=[.S253]-[.T253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281" calcext:value-type="float">
            <text:p>1 2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5" table:formula="of:=[.L254]+([.M254]/20)+([.N254]/240)" office:value-type="float" office:value="0.45" calcext:value-type="float">
            <text:p>0,45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576.45" calcext:value-type="float">
            <text:p>576,4500</text:p>
          </table:table-cell>
          <table:table-cell table:formula="of:=[.S254]-[.T254]" office:value-type="float" office:value="-576.45" calcext:value-type="float">
            <text:p>-576,45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83" calcext:value-type="float">
            <text:p>283,00</text:p>
          </table:table-cell>
          <table:table-cell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5" table:formula="of:=[.L255]+([.M255]/20)+([.N255]/240)" office:value-type="float" office:value="30" calcext:value-type="float">
            <text:p>30,0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8490" calcext:value-type="float">
            <text:p>8 490,0000</text:p>
          </table:table-cell>
          <table:table-cell table:formula="of:=[.S255]-[.T255]" office:value-type="float" office:value="-8490" calcext:value-type="float">
            <text:p>-8490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qu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L256]+([.M256]/20)+([.N256]/240)" office:value-type="float" office:value="7.5" calcext:value-type="float">
            <text:p>7,5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75" calcext:value-type="float">
            <text:p>75,0000</text:p>
          </table:table-cell>
          <table:table-cell table:formula="of:=[.S256]-[.T256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 table:formula="of:=[.L257]+([.M257]/20)+([.N257]/240)" office:value-type="float" office:value="3.5" calcext:value-type="float">
            <text:p>3,5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168" calcext:value-type="float">
            <text:p>168,0000</text:p>
          </table:table-cell>
          <table:table-cell table:formula="of:=[.S257]-[.T257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010" calcext:value-type="float">
            <text:p>2 0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258]+([.M258]/20)+([.N258]/240)" office:value-type="float" office:value="1.5" calcext:value-type="float">
            <text:p>1,5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3015" calcext:value-type="float">
            <text:p>3 015,0000</text:p>
          </table:table-cell>
          <table:table-cell table:formula="of:=[.S258]-[.T258]" office:value-type="float" office:value="-3015" calcext:value-type="float">
            <text:p>-3015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crée lar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5" table:formula="of:=[.L259]+([.M259]/20)+([.N259]/240)" office:value-type="float" office:value="1.3" calcext:value-type="float">
            <text:p>1,3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1040" calcext:value-type="float">
            <text:p>1 040,0000</text:p>
          </table:table-cell>
          <table:table-cell table:formula="of:=[.S259]-[.T259]" office:value-type="float" office:value="-1040" calcext:value-type="float">
            <text:p>-1040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etroi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260]+([.M260]/20)+([.N260]/240)" office:value-type="float" office:value="1.5" calcext:value-type="float">
            <text:p>1,5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750" calcext:value-type="float">
            <text:p>750,0000</text:p>
          </table:table-cell>
          <table:table-cell table:formula="of:=[.S260]-[.T260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9530" calcext:value-type="float">
            <text:p>9 5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261]+([.M261]/20)+([.N261]/240)" office:value-type="float" office:value="1.5" calcext:value-type="float">
            <text:p>1,5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14295" calcext:value-type="float">
            <text:p>14 295,0000</text:p>
          </table:table-cell>
          <table:table-cell table:formula="of:=[.S261]-[.T261]" office:value-type="float" office:value="-14295" calcext:value-type="float">
            <text:p>-14295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toile de Morlai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5" table:formula="of:=[.L262]+([.M262]/20)+([.N262]/240)" office:value-type="float" office:value="1.5" calcext:value-type="float">
            <text:p>1,5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570" calcext:value-type="float">
            <text:p>570,0000</text:p>
          </table:table-cell>
          <table:table-cell table:formula="of:=[.S262]-[.T262]" office:value-type="float" office:value="-570" calcext:value-type="float">
            <text:p>-570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5" table:formula="of:=[.L263]+([.M263]/20)+([.N263]/240)" office:value-type="float" office:value="50" calcext:value-type="float">
            <text:p>50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100" calcext:value-type="float">
            <text:p>100,0000</text:p>
          </table:table-cell>
          <table:table-cell table:formula="of:=[.S263]-[.T263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5" table:formula="of:=[.L264]+([.M264]/20)+([.N264]/240)" office:value-type="float" office:value="75" calcext:value-type="float">
            <text:p>75,0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15000" calcext:value-type="float">
            <text:p>15 000,0000</text:p>
          </table:table-cell>
          <table:table-cell table:formula="of:=[.S264]-[.T264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6" calcext:value-type="float">
            <text:p>1756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pour les Isles française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tiercon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5" table:formula="of:=[.L265]+([.M265]/20)+([.N265]/240)" office:value-type="float" office:value="50" calcext:value-type="float">
            <text:p>50,0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800" calcext:value-type="float">
            <text:p>800,0000</text:p>
          </table:table-cell>
          <table:table-cell table:formula="of:=[.S265]-[.T265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 table:number-rows-repeated="153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2"/>
          <table:table-cell table:number-columns-repeated="5"/>
          <table:table-cell table:style-name="ce25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2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5">
          <table:table-cell table:number-columns-repeated="1024"/>
        </table:table-row>
        <table:table-row table:style-name="ro3" table:number-rows-repeated="18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B1:Sheet1.V104802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10:40:30.5067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2M33S</meta:editing-duration>
    <meta:editing-cycles>124</meta:editing-cycles>
    <meta:generator>LibreOffice/5.1.6.2$MacOSX_X86_64 LibreOffice_project/07ac168c60a517dba0f0d7bc7540f5afa45f0909</meta:generator>
    <dc:date>2017-06-17T11:39:56.366811000</dc:date>
    <meta:document-statistic meta:table-count="3" meta:cell-count="4768" meta:object-count="0"/>
    <meta:user-defined meta:name="Info 1"/>
    <meta:user-defined meta:name="Info 2"/>
    <meta:user-defined meta:name="Info 3"/>
    <meta:user-defined meta:name="Info 4"/>
  </office:meta>
</office:document-meta>
</file>